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49a6" officeooo:paragraph-rsid="001249a6"/>
    </style:style>
    <style:style style:name="P2" style:family="paragraph" style:parent-style-name="Standard">
      <style:text-properties fo:font-size="12pt" officeooo:rsid="001249a6" officeooo:paragraph-rsid="001249a6" style:font-size-asian="12pt" style:font-size-complex="12pt"/>
    </style:style>
    <style:style style:name="P3" style:family="paragraph" style:parent-style-name="Standard">
      <style:text-properties fo:font-size="12pt" officeooo:rsid="001249a6" officeooo:paragraph-rsid="0015fc73" style:font-size-asian="12pt" style:font-size-complex="12pt"/>
    </style:style>
    <style:style style:name="P4" style:family="paragraph" style:parent-style-name="Standard">
      <style:text-properties fo:font-size="12pt" officeooo:rsid="001249a6" officeooo:paragraph-rsid="001864c6" style:font-size-asian="12pt" style:font-size-complex="12pt"/>
    </style:style>
    <style:style style:name="P5" style:family="paragraph" style:parent-style-name="Standard">
      <style:text-properties fo:font-size="12pt" officeooo:rsid="001249a6" officeooo:paragraph-rsid="0019f229" style:font-size-asian="12pt" style:font-size-complex="12pt"/>
    </style:style>
    <style:style style:name="P6" style:family="paragraph" style:parent-style-name="Standard">
      <style:text-properties fo:font-size="12pt" officeooo:rsid="00291009" officeooo:paragraph-rsid="00291009" style:font-size-asian="12pt" style:font-size-complex="12pt"/>
    </style:style>
    <style:style style:name="P7" style:family="paragraph" style:parent-style-name="Standard">
      <style:text-properties fo:font-size="8pt" officeooo:rsid="0015fc73" officeooo:paragraph-rsid="0015fc73" style:font-size-asian="8pt" style:font-size-complex="8pt"/>
    </style:style>
    <style:style style:name="P8" style:family="paragraph" style:parent-style-name="Standard">
      <style:text-properties fo:font-size="8pt" officeooo:rsid="001249a6" officeooo:paragraph-rsid="001361e3" style:font-size-asian="8pt" style:font-size-complex="8pt"/>
    </style:style>
    <style:style style:name="P9" style:family="paragraph" style:parent-style-name="Standard">
      <style:text-properties officeooo:rsid="001361e3" officeooo:paragraph-rsid="001361e3"/>
    </style:style>
    <style:style style:name="P10" style:family="paragraph" style:parent-style-name="Standard">
      <style:text-properties fo:color="#000000" fo:font-size="12pt" officeooo:rsid="0015fc73" officeooo:paragraph-rsid="0015fc73" style:font-size-asian="12pt" style:font-size-complex="12pt"/>
    </style:style>
    <style:style style:name="P11" style:family="paragraph" style:parent-style-name="Standard">
      <style:text-properties fo:color="#000000" fo:font-size="12pt" officeooo:rsid="00418859" officeooo:paragraph-rsid="00418859" style:font-size-asian="12pt" style:font-size-complex="12pt"/>
    </style:style>
    <style:style style:name="P12" style:family="paragraph" style:parent-style-name="Standard">
      <style:text-properties fo:color="#000000" fo:font-size="12pt" officeooo:rsid="004243ac" officeooo:paragraph-rsid="004243ac" style:font-size-asian="12pt" style:font-size-complex="12pt"/>
    </style:style>
    <style:style style:name="P13" style:family="paragraph" style:parent-style-name="Standard">
      <style:text-properties fo:color="#000000" fo:font-size="8pt" officeooo:rsid="0015fc73" officeooo:paragraph-rsid="0015fc73" style:font-size-asian="8pt" style:font-size-complex="8pt"/>
    </style:style>
    <style:style style:name="P14" style:family="paragraph" style:parent-style-name="Standard">
      <style:text-properties fo:color="#ff3333" fo:font-size="12pt" officeooo:rsid="00161c0e" officeooo:paragraph-rsid="00161c0e" style:font-size-asian="12pt" style:font-size-complex="12pt"/>
    </style:style>
    <style:style style:name="P15" style:family="paragraph" style:parent-style-name="Standard">
      <style:text-properties fo:color="#ff3333" fo:font-size="12pt" officeooo:rsid="00161c0e" officeooo:paragraph-rsid="001864c6" style:font-size-asian="12pt" style:font-size-complex="12pt"/>
    </style:style>
    <style:style style:name="P16" style:family="paragraph" style:parent-style-name="Standard">
      <style:text-properties fo:color="#ff3333" fo:font-size="12pt" officeooo:rsid="001864c6" officeooo:paragraph-rsid="001864c6" style:font-size-asian="12pt" style:font-size-complex="12pt"/>
    </style:style>
    <style:style style:name="P17" style:family="paragraph" style:parent-style-name="Standard">
      <style:text-properties fo:color="#ff3333" fo:font-size="12pt" officeooo:rsid="00292638" officeooo:paragraph-rsid="002b90ab" style:font-size-asian="12pt" style:font-size-complex="12pt"/>
    </style:style>
    <style:style style:name="P18" style:family="paragraph" style:parent-style-name="Standard">
      <style:text-properties fo:color="#ff3333" fo:font-size="8pt" officeooo:rsid="001ac458" officeooo:paragraph-rsid="00292638" style:font-size-asian="8pt" style:font-size-complex="8pt"/>
    </style:style>
    <style:style style:name="P19" style:family="paragraph" style:parent-style-name="Standard">
      <style:text-properties fo:color="#ff3333" fo:font-size="8pt" officeooo:rsid="001ac458" officeooo:paragraph-rsid="002b0b12" style:font-size-asian="8pt" style:font-size-complex="8pt"/>
    </style:style>
    <style:style style:name="P20" style:family="paragraph" style:parent-style-name="Standard">
      <style:text-properties fo:color="#ff3333" fo:font-size="8pt" officeooo:rsid="001ac458" officeooo:paragraph-rsid="002b90ab" style:font-size-asian="8pt" style:font-size-complex="8pt"/>
    </style:style>
    <style:style style:name="P21" style:family="paragraph" style:parent-style-name="Standard">
      <style:text-properties fo:color="#ff3333" fo:font-size="8pt" officeooo:rsid="001ac458" officeooo:paragraph-rsid="0032711d" style:font-size-asian="8pt" style:font-size-complex="8pt"/>
    </style:style>
    <style:style style:name="P22" style:family="paragraph" style:parent-style-name="Standard">
      <style:text-properties fo:color="#ff3333" fo:font-size="8pt" officeooo:rsid="0032711d" officeooo:paragraph-rsid="0032711d" style:font-size-asian="8pt" style:font-size-complex="8pt"/>
    </style:style>
    <style:style style:name="P23" style:family="paragraph" style:parent-style-name="Standard">
      <style:paragraph-properties fo:margin-left="1.251cm" fo:margin-right="0cm" fo:text-indent="0cm" style:auto-text-indent="false"/>
      <style:text-properties fo:font-size="8pt" officeooo:rsid="001249a6" officeooo:paragraph-rsid="001249a6" style:font-size-asian="8pt" style:font-size-complex="8pt"/>
    </style:style>
    <style:style style:name="P24" style:family="paragraph" style:parent-style-name="Standard">
      <style:paragraph-properties fo:margin-left="1.251cm" fo:margin-right="0cm" fo:text-indent="0cm" style:auto-text-indent="false"/>
      <style:text-properties fo:font-size="8pt" officeooo:rsid="001249a6" officeooo:paragraph-rsid="001361e3" style:font-size-asian="8pt" style:font-size-complex="8pt"/>
    </style:style>
    <style:style style:name="P25" style:family="paragraph" style:parent-style-name="Standard">
      <style:paragraph-properties fo:margin-left="1.251cm" fo:margin-right="0cm" fo:text-indent="0cm" style:auto-text-indent="false"/>
      <style:text-properties fo:font-size="8pt" officeooo:rsid="001361e3" officeooo:paragraph-rsid="001361e3" style:font-size-asian="8pt" style:font-size-complex="8pt"/>
    </style:style>
    <style:style style:name="P26" style:family="paragraph" style:parent-style-name="Standard">
      <style:paragraph-properties fo:margin-left="1.251cm" fo:margin-right="0cm" fo:text-indent="0cm" style:auto-text-indent="false"/>
      <style:text-properties fo:font-size="8pt" officeooo:rsid="001abf4e" officeooo:paragraph-rsid="001abf4e" style:font-size-asian="8pt" style:font-size-complex="8pt"/>
    </style:style>
    <style:style style:name="P27" style:family="paragraph" style:parent-style-name="Standard">
      <style:paragraph-properties fo:margin-left="1.251cm" fo:margin-right="0cm" fo:text-indent="0cm" style:auto-text-indent="false"/>
      <style:text-properties fo:color="#ff3333" fo:font-size="8pt" officeooo:rsid="001249a6" officeooo:paragraph-rsid="0013b860" style:font-size-asian="8pt" style:font-size-complex="8pt"/>
    </style:style>
    <style:style style:name="P28" style:family="paragraph" style:parent-style-name="Standard">
      <style:paragraph-properties fo:margin-left="1.251cm" fo:margin-right="0cm" fo:text-indent="0cm" style:auto-text-indent="false"/>
      <style:text-properties fo:color="#000000" fo:font-size="8pt" officeooo:rsid="0015fc73" officeooo:paragraph-rsid="0015fc73" style:font-size-asian="8pt" style:font-size-complex="8pt"/>
    </style:style>
    <style:style style:name="P29" style:family="paragraph" style:parent-style-name="Standard">
      <style:paragraph-properties fo:margin-left="1.251cm" fo:margin-right="0cm" fo:text-indent="0cm" style:auto-text-indent="false"/>
      <style:text-properties fo:color="#000000" fo:font-size="8pt" officeooo:rsid="0019f229" officeooo:paragraph-rsid="0019f229" style:font-size-asian="8pt" style:font-size-complex="8pt"/>
    </style:style>
    <style:style style:name="P30" style:family="paragraph" style:parent-style-name="Standard">
      <style:paragraph-properties fo:margin-left="1.251cm" fo:margin-right="0cm" fo:text-indent="0cm" style:auto-text-indent="false"/>
      <style:text-properties fo:color="#000000" fo:font-size="8pt" officeooo:rsid="001abf4e" officeooo:paragraph-rsid="001abf4e" style:font-size-asian="8pt" style:font-size-complex="8pt"/>
    </style:style>
    <style:style style:name="P31" style:family="paragraph" style:parent-style-name="Standard">
      <style:paragraph-properties fo:margin-left="2.501cm" fo:margin-right="0cm" fo:text-indent="0cm" style:auto-text-indent="false"/>
      <style:text-properties fo:color="#000000" fo:font-size="8pt" officeooo:rsid="001abf4e" officeooo:paragraph-rsid="00292638" style:font-size-asian="8pt" style:font-size-complex="8pt"/>
    </style:style>
    <style:style style:name="P32" style:family="paragraph" style:parent-style-name="Standard">
      <style:paragraph-properties fo:margin-left="2.501cm" fo:margin-right="0cm" fo:text-indent="0cm" style:auto-text-indent="false"/>
      <style:text-properties fo:color="#ff3333" fo:font-size="8pt" officeooo:rsid="001ac458" officeooo:paragraph-rsid="00292638" style:font-size-asian="8pt" style:font-size-complex="8pt"/>
    </style:style>
    <style:style style:name="P33" style:family="paragraph" style:parent-style-name="Standard">
      <style:paragraph-properties fo:margin-left="2.501cm" fo:margin-right="0cm" fo:text-indent="0cm" style:auto-text-indent="false"/>
      <style:text-properties fo:color="#ff3333" fo:font-size="8pt" officeooo:rsid="001ac458" officeooo:paragraph-rsid="002b0b12" style:font-size-asian="8pt" style:font-size-complex="8pt"/>
    </style:style>
    <style:style style:name="P34" style:family="paragraph" style:parent-style-name="Standard">
      <style:paragraph-properties fo:margin-left="2.501cm" fo:margin-right="0cm" fo:text-indent="0cm" style:auto-text-indent="false"/>
      <style:text-properties fo:color="#ff3333" fo:font-size="8pt" officeooo:rsid="001ac458" officeooo:paragraph-rsid="002b90ab" style:font-size-asian="8pt" style:font-size-complex="8pt"/>
    </style:style>
    <style:style style:name="P35" style:family="paragraph" style:parent-style-name="Standard">
      <style:paragraph-properties fo:margin-left="2.501cm" fo:margin-right="0cm" fo:text-indent="0cm" style:auto-text-indent="false"/>
      <style:text-properties fo:color="#ff3333" fo:font-size="8pt" officeooo:rsid="001ac458" officeooo:paragraph-rsid="0032711d" style:font-size-asian="8pt" style:font-size-complex="8pt"/>
    </style:style>
    <style:style style:name="P36" style:family="paragraph" style:parent-style-name="Standard">
      <style:paragraph-properties fo:margin-left="2.501cm" fo:margin-right="0cm" fo:text-indent="0cm" style:auto-text-indent="false"/>
      <style:text-properties fo:color="#ff3333" fo:font-size="8pt" officeooo:rsid="001ac458" officeooo:paragraph-rsid="00342e80" style:font-size-asian="8pt" style:font-size-complex="8pt"/>
    </style:style>
    <style:style style:name="P37" style:family="paragraph" style:parent-style-name="Standard">
      <style:paragraph-properties fo:margin-left="2.501cm" fo:margin-right="0cm" fo:text-indent="0cm" style:auto-text-indent="false"/>
      <style:text-properties fo:color="#ff3333" fo:font-size="8pt" officeooo:rsid="001ac458" officeooo:paragraph-rsid="003c57a6" style:font-size-asian="8pt" style:font-size-complex="8pt"/>
    </style:style>
    <style:style style:name="P38" style:family="paragraph" style:parent-style-name="Standard">
      <style:paragraph-properties fo:margin-left="2.501cm" fo:margin-right="0cm" fo:text-indent="0cm" style:auto-text-indent="false"/>
      <style:text-properties fo:color="#ff3333" fo:font-size="8pt" officeooo:rsid="0032711d" officeooo:paragraph-rsid="0032711d" style:font-size-asian="8pt" style:font-size-complex="8pt"/>
    </style:style>
    <style:style style:name="P39" style:family="paragraph" style:parent-style-name="Standard">
      <style:paragraph-properties fo:margin-left="2.501cm" fo:margin-right="0cm" fo:text-indent="0cm" style:auto-text-indent="false"/>
      <style:text-properties fo:color="#ff3333" fo:font-size="8pt" officeooo:rsid="0032711d" officeooo:paragraph-rsid="00342e80" style:font-size-asian="8pt" style:font-size-complex="8pt"/>
    </style:style>
    <style:style style:name="P40" style:family="paragraph" style:parent-style-name="Standard">
      <style:paragraph-properties fo:margin-left="2.501cm" fo:margin-right="0cm" fo:text-align="justify" style:justify-single-word="false" fo:text-indent="0cm" style:auto-text-indent="false"/>
      <style:text-properties fo:font-size="8pt" officeooo:rsid="00371e8d" officeooo:paragraph-rsid="00371e8d" style:font-size-asian="8pt" style:font-size-complex="8pt"/>
    </style:style>
    <style:style style:name="P41" style:family="paragraph" style:parent-style-name="Standard">
      <style:paragraph-properties fo:margin-left="2.501cm" fo:margin-right="0cm" fo:text-align="justify" style:justify-single-word="false" fo:text-indent="0cm" style:auto-text-indent="false"/>
      <style:text-properties fo:font-size="8pt" officeooo:rsid="00371e8d" officeooo:paragraph-rsid="0037a26a" style:font-size-asian="8pt" style:font-size-complex="8pt"/>
    </style:style>
    <style:style style:name="P42" style:family="paragraph" style:parent-style-name="Standard">
      <style:paragraph-properties fo:margin-left="3.752cm" fo:margin-right="0cm" fo:text-indent="0cm" style:auto-text-indent="false"/>
      <style:text-properties fo:color="#ff3333" fo:font-size="8pt" officeooo:rsid="00292638" officeooo:paragraph-rsid="00292638" style:font-size-asian="8pt" style:font-size-complex="8pt"/>
    </style:style>
    <style:style style:name="P43" style:family="paragraph" style:parent-style-name="Standard">
      <style:paragraph-properties fo:margin-left="3.752cm" fo:margin-right="0cm" fo:text-indent="0cm" style:auto-text-indent="false"/>
      <style:text-properties fo:color="#ff3333" fo:font-size="8pt" officeooo:rsid="001ac458" officeooo:paragraph-rsid="002b0b12" style:font-size-asian="8pt" style:font-size-complex="8pt"/>
    </style:style>
    <style:style style:name="P44" style:family="paragraph" style:parent-style-name="Standard">
      <style:paragraph-properties fo:margin-left="3.752cm" fo:margin-right="0cm" fo:text-indent="0cm" style:auto-text-indent="false"/>
      <style:text-properties fo:color="#ff3333" fo:font-size="8pt" officeooo:rsid="001ac458" officeooo:paragraph-rsid="002b90ab" style:font-size-asian="8pt" style:font-size-complex="8pt"/>
    </style:style>
    <style:style style:name="P45" style:family="paragraph" style:parent-style-name="Standard">
      <style:paragraph-properties fo:margin-left="3.752cm" fo:margin-right="0cm" fo:text-indent="0cm" style:auto-text-indent="false"/>
      <style:text-properties fo:color="#ff3333" fo:font-size="8pt" officeooo:rsid="002b0b12" officeooo:paragraph-rsid="002b0b12" style:font-size-asian="8pt" style:font-size-complex="8pt"/>
    </style:style>
    <style:style style:name="P46" style:family="paragraph" style:parent-style-name="Standard">
      <style:paragraph-properties fo:margin-left="3.752cm" fo:margin-right="0cm" fo:text-indent="0cm" style:auto-text-indent="false"/>
      <style:text-properties fo:color="#ff3333" fo:font-size="8pt" officeooo:rsid="002b0b12" officeooo:paragraph-rsid="002b90ab" style:font-size-asian="8pt" style:font-size-complex="8pt"/>
    </style:style>
    <style:style style:name="P47" style:family="paragraph" style:parent-style-name="Standard">
      <style:paragraph-properties fo:margin-left="3.752cm" fo:margin-right="0cm" fo:text-indent="0cm" style:auto-text-indent="false"/>
      <style:text-properties fo:color="#ff3333" fo:font-size="8pt" officeooo:rsid="002b0b12" officeooo:paragraph-rsid="0032711d" style:font-size-asian="8pt" style:font-size-complex="8pt"/>
    </style:style>
    <style:style style:name="P48" style:family="paragraph" style:parent-style-name="Standard">
      <style:paragraph-properties fo:margin-left="3.752cm" fo:margin-right="0cm" fo:text-indent="0cm" style:auto-text-indent="false"/>
      <style:text-properties fo:color="#ff3333" fo:font-size="8pt" officeooo:rsid="00342e80" officeooo:paragraph-rsid="00342e80" style:font-size-asian="8pt" style:font-size-complex="8pt"/>
    </style:style>
    <style:style style:name="P49" style:family="paragraph" style:parent-style-name="Standard">
      <style:paragraph-properties fo:margin-left="3.752cm" fo:margin-right="0cm" fo:text-indent="0cm" style:auto-text-indent="false"/>
      <style:text-properties fo:color="#ff3333" fo:font-size="8pt" officeooo:rsid="003556c9" officeooo:paragraph-rsid="003556c9" style:font-size-asian="8pt" style:font-size-complex="8pt"/>
    </style:style>
    <style:style style:name="P50" style:family="paragraph" style:parent-style-name="Standard">
      <style:paragraph-properties fo:margin-left="3.752cm" fo:margin-right="0cm" fo:text-indent="0cm" style:auto-text-indent="false"/>
      <style:text-properties fo:color="#000000" fo:font-size="8pt" officeooo:rsid="001361e3" officeooo:paragraph-rsid="003963a9" style:font-size-asian="8pt" style:font-size-complex="8pt"/>
    </style:style>
    <style:style style:name="P51" style:family="paragraph" style:parent-style-name="Title">
      <style:text-properties officeooo:rsid="004afbc8" officeooo:paragraph-rsid="004afbc8"/>
    </style:style>
    <style:style style:name="P52" style:family="paragraph" style:parent-style-name="Standard" style:list-style-name="L1">
      <style:text-properties officeooo:rsid="001249a6" officeooo:paragraph-rsid="001249a6"/>
    </style:style>
    <style:style style:name="P53" style:family="paragraph" style:parent-style-name="Standard" style:list-style-name="L2">
      <style:text-properties officeooo:paragraph-rsid="001361e3"/>
    </style:style>
    <style:style style:name="P54" style:family="paragraph" style:parent-style-name="Standard" style:list-style-name="L2">
      <style:text-properties fo:font-size="12pt" officeooo:rsid="001249a6" officeooo:paragraph-rsid="0030d11d" style:font-size-asian="12pt" style:font-size-complex="12pt"/>
    </style:style>
    <style:style style:name="P55" style:family="paragraph" style:parent-style-name="Standard" style:list-style-name="L2">
      <style:text-properties fo:font-size="12pt" officeooo:rsid="001249a6" officeooo:paragraph-rsid="001249a6" style:font-size-asian="12pt" style:font-size-complex="12pt"/>
    </style:style>
    <style:style style:name="P56" style:family="paragraph" style:parent-style-name="Standard" style:list-style-name="L2">
      <style:text-properties fo:font-size="12pt" officeooo:rsid="001249a6" officeooo:paragraph-rsid="001361e3" style:font-size-asian="12pt" style:font-size-complex="12pt"/>
    </style:style>
    <style:style style:name="P57" style:family="paragraph" style:parent-style-name="Standard" style:list-style-name="L3">
      <style:text-properties fo:font-size="12pt" officeooo:rsid="001249a6" officeooo:paragraph-rsid="0024b619" style:font-size-asian="12pt" style:font-size-complex="12pt"/>
    </style:style>
    <style:style style:name="P58" style:family="paragraph" style:parent-style-name="Standard" style:list-style-name="L3">
      <style:text-properties fo:font-size="12pt" officeooo:rsid="001249a6" officeooo:paragraph-rsid="001249a6" style:font-size-asian="12pt" style:font-size-complex="12pt"/>
    </style:style>
    <style:style style:name="P59" style:family="paragraph" style:parent-style-name="Standard" style:list-style-name="L3">
      <style:text-properties fo:font-size="12pt" officeooo:rsid="001361e3" officeooo:paragraph-rsid="001361e3" style:font-size-asian="12pt" style:font-size-complex="12pt"/>
    </style:style>
    <style:style style:name="P60" style:family="paragraph" style:parent-style-name="Standard" style:list-style-name="L3">
      <style:text-properties fo:font-size="12pt" officeooo:rsid="001e1607" officeooo:paragraph-rsid="001e1607" style:font-size-asian="12pt" style:font-size-complex="12pt"/>
    </style:style>
    <style:style style:name="P61" style:family="paragraph" style:parent-style-name="Standard" style:list-style-name="L4">
      <style:text-properties fo:font-size="12pt" officeooo:rsid="001e1607" officeooo:paragraph-rsid="001e1607" style:font-size-asian="12pt" style:font-size-complex="12pt"/>
    </style:style>
    <style:style style:name="P62" style:family="paragraph" style:parent-style-name="Standard" style:list-style-name="L5">
      <style:text-properties fo:font-size="12pt" officeooo:rsid="0015fc73" officeooo:paragraph-rsid="0015fc73" style:font-size-asian="12pt" style:font-size-complex="12pt"/>
    </style:style>
    <style:style style:name="P63" style:family="paragraph" style:parent-style-name="Standard" style:list-style-name="L8">
      <style:text-properties fo:font-size="12pt" officeooo:rsid="00291009" officeooo:paragraph-rsid="00291009" style:font-size-asian="12pt" style:font-size-complex="12pt"/>
    </style:style>
    <style:style style:name="P64" style:family="paragraph" style:parent-style-name="Standard" style:list-style-name="L8">
      <style:text-properties fo:font-size="12pt" officeooo:rsid="00292638" officeooo:paragraph-rsid="00292638" style:font-size-asian="12pt" style:font-size-complex="12pt"/>
    </style:style>
    <style:style style:name="P65" style:family="paragraph" style:parent-style-name="Standard" style:list-style-name="L11">
      <style:paragraph-properties fo:text-align="justify" style:justify-single-word="false"/>
      <style:text-properties fo:font-size="12pt" officeooo:rsid="003571c7" officeooo:paragraph-rsid="003571c7" style:font-size-asian="12pt" style:font-size-complex="12pt"/>
    </style:style>
    <style:style style:name="P66" style:family="paragraph" style:parent-style-name="Standard" style:list-style-name="L11">
      <style:paragraph-properties fo:text-align="justify" style:justify-single-word="false"/>
      <style:text-properties fo:font-size="12pt" officeooo:rsid="00371e8d" officeooo:paragraph-rsid="00371e8d" style:font-size-asian="12pt" style:font-size-complex="12pt"/>
    </style:style>
    <style:style style:name="P67" style:family="paragraph" style:parent-style-name="Standard" style:list-style-name="L2">
      <style:text-properties fo:color="#ff3333" fo:font-size="12pt" officeooo:rsid="00155757" officeooo:paragraph-rsid="00155757" style:font-size-asian="12pt" style:font-size-complex="12pt"/>
    </style:style>
    <style:style style:name="P68" style:family="paragraph" style:parent-style-name="Standard" style:list-style-name="L2">
      <style:text-properties fo:color="#ff3333" fo:font-size="12pt" officeooo:rsid="0039b675" officeooo:paragraph-rsid="0039b675" style:font-size-asian="12pt" style:font-size-complex="12pt"/>
    </style:style>
    <style:style style:name="P69" style:family="paragraph" style:parent-style-name="Standard" style:list-style-name="L3">
      <style:text-properties fo:color="#ff3333" fo:font-size="12pt" officeooo:rsid="001f0229" officeooo:paragraph-rsid="001f0229" style:font-size-asian="12pt" style:font-size-complex="12pt"/>
    </style:style>
    <style:style style:name="P70" style:family="paragraph" style:parent-style-name="Standard" style:list-style-name="L3">
      <style:text-properties fo:color="#ff3333" fo:font-size="12pt" officeooo:rsid="001f0229" officeooo:paragraph-rsid="002060fd" style:font-size-asian="12pt" style:font-size-complex="12pt"/>
    </style:style>
    <style:style style:name="P71" style:family="paragraph" style:parent-style-name="Standard" style:list-style-name="L3">
      <style:text-properties fo:color="#ff3333" fo:font-size="12pt" officeooo:rsid="001f0229" officeooo:paragraph-rsid="0021e13b" style:font-size-asian="12pt" style:font-size-complex="12pt"/>
    </style:style>
    <style:style style:name="P72" style:family="paragraph" style:parent-style-name="Standard" style:list-style-name="L5">
      <style:text-properties fo:color="#ff3333" fo:font-size="12pt" officeooo:rsid="001f0229" officeooo:paragraph-rsid="00281fca" style:font-size-asian="12pt" style:font-size-complex="12pt"/>
    </style:style>
    <style:style style:name="P73" style:family="paragraph" style:parent-style-name="Standard" style:list-style-name="L5">
      <style:text-properties fo:color="#ff3333" fo:font-size="12pt" officeooo:rsid="001f0229" officeooo:paragraph-rsid="00292638" style:font-size-asian="12pt" style:font-size-complex="12pt"/>
    </style:style>
    <style:style style:name="P74" style:family="paragraph" style:parent-style-name="Standard" style:list-style-name="L5">
      <style:text-properties fo:color="#ff3333" fo:font-size="12pt" officeooo:rsid="001f0229" officeooo:paragraph-rsid="002b0b12" style:font-size-asian="12pt" style:font-size-complex="12pt"/>
    </style:style>
    <style:style style:name="P75" style:family="paragraph" style:parent-style-name="Standard" style:list-style-name="L5">
      <style:text-properties fo:color="#ff3333" fo:font-size="12pt" officeooo:rsid="001f0229" officeooo:paragraph-rsid="002b90ab" style:font-size-asian="12pt" style:font-size-complex="12pt"/>
    </style:style>
    <style:style style:name="P76" style:family="paragraph" style:parent-style-name="Standard" style:list-style-name="L5">
      <style:text-properties fo:color="#ff3333" fo:font-size="12pt" officeooo:rsid="001f0229" officeooo:paragraph-rsid="0032711d" style:font-size-asian="12pt" style:font-size-complex="12pt"/>
    </style:style>
    <style:style style:name="P77" style:family="paragraph" style:parent-style-name="Standard" style:list-style-name="L9">
      <style:text-properties fo:color="#ff3333" fo:font-size="12pt" officeooo:rsid="001f0229" officeooo:paragraph-rsid="00342e80" style:font-size-asian="12pt" style:font-size-complex="12pt"/>
    </style:style>
    <style:style style:name="P78" style:family="paragraph" style:parent-style-name="Standard" style:list-style-name="L3">
      <style:text-properties fo:color="#ff3333" fo:font-size="12pt" officeooo:rsid="0013b860" officeooo:paragraph-rsid="0013b860" style:font-size-asian="12pt" style:font-size-complex="12pt"/>
    </style:style>
    <style:style style:name="P79" style:family="paragraph" style:parent-style-name="Standard" style:list-style-name="L3">
      <style:text-properties fo:color="#ff3333" fo:font-size="12pt" officeooo:rsid="0013b860" officeooo:paragraph-rsid="00161c0e" style:font-size-asian="12pt" style:font-size-complex="12pt"/>
    </style:style>
    <style:style style:name="P80" style:family="paragraph" style:parent-style-name="Standard" style:list-style-name="L3">
      <style:text-properties fo:color="#ff3333" fo:font-size="12pt" officeooo:rsid="0013b860" officeooo:paragraph-rsid="002060fd" style:font-size-asian="12pt" style:font-size-complex="12pt"/>
    </style:style>
    <style:style style:name="P81" style:family="paragraph" style:parent-style-name="Standard" style:list-style-name="L3">
      <style:text-properties fo:color="#ff3333" fo:font-size="12pt" officeooo:rsid="0013b860" officeooo:paragraph-rsid="0021e13b" style:font-size-asian="12pt" style:font-size-complex="12pt"/>
    </style:style>
    <style:style style:name="P82" style:family="paragraph" style:parent-style-name="Standard" style:list-style-name="L3">
      <style:text-properties fo:color="#ff3333" fo:font-size="12pt" officeooo:rsid="00161c0e" officeooo:paragraph-rsid="00161c0e" style:font-size-asian="12pt" style:font-size-complex="12pt"/>
    </style:style>
    <style:style style:name="P83" style:family="paragraph" style:parent-style-name="Standard" style:list-style-name="L3">
      <style:text-properties fo:color="#ff3333" fo:font-size="12pt" officeooo:rsid="00161c0e" officeooo:paragraph-rsid="0021e13b" style:font-size-asian="12pt" style:font-size-complex="12pt"/>
    </style:style>
    <style:style style:name="P84" style:family="paragraph" style:parent-style-name="Standard" style:list-style-name="L5">
      <style:text-properties fo:color="#ff3333" fo:font-size="12pt" officeooo:rsid="00161c0e" officeooo:paragraph-rsid="00281fca" style:font-size-asian="12pt" style:font-size-complex="12pt"/>
    </style:style>
    <style:style style:name="P85" style:family="paragraph" style:parent-style-name="Standard" style:list-style-name="L3">
      <style:text-properties fo:color="#ff3333" fo:font-size="12pt" officeooo:rsid="0021e13b" officeooo:paragraph-rsid="0021e13b" style:font-size-asian="12pt" style:font-size-complex="12pt"/>
    </style:style>
    <style:style style:name="P86" style:family="paragraph" style:parent-style-name="Standard" style:list-style-name="L5">
      <style:text-properties fo:color="#ff3333" fo:font-size="12pt" officeooo:rsid="00281fca" officeooo:paragraph-rsid="00281fca" style:font-size-asian="12pt" style:font-size-complex="12pt"/>
    </style:style>
    <style:style style:name="P87" style:family="paragraph" style:parent-style-name="Standard" style:list-style-name="L5">
      <style:text-properties fo:color="#ff3333" fo:font-size="12pt" officeooo:rsid="00292638" officeooo:paragraph-rsid="00292638" style:font-size-asian="12pt" style:font-size-complex="12pt"/>
    </style:style>
    <style:style style:name="P88" style:family="paragraph" style:parent-style-name="Standard" style:list-style-name="L5">
      <style:text-properties fo:color="#ff3333" fo:font-size="12pt" officeooo:rsid="00292638" officeooo:paragraph-rsid="002b0b12" style:font-size-asian="12pt" style:font-size-complex="12pt"/>
    </style:style>
    <style:style style:name="P89" style:family="paragraph" style:parent-style-name="Standard" style:list-style-name="L5">
      <style:text-properties fo:color="#ff3333" fo:font-size="12pt" officeooo:rsid="00292638" officeooo:paragraph-rsid="002b90ab" style:font-size-asian="12pt" style:font-size-complex="12pt"/>
    </style:style>
    <style:style style:name="P90" style:family="paragraph" style:parent-style-name="Standard" style:list-style-name="L9">
      <style:text-properties fo:color="#ff3333" fo:font-size="12pt" officeooo:rsid="00292638" officeooo:paragraph-rsid="0032711d" style:font-size-asian="12pt" style:font-size-complex="12pt"/>
    </style:style>
    <style:style style:name="P91" style:family="paragraph" style:parent-style-name="Standard" style:list-style-name="L10">
      <style:text-properties fo:color="#ff3333" fo:font-size="12pt" officeooo:rsid="00292638" officeooo:paragraph-rsid="003556c9" style:font-size-asian="12pt" style:font-size-complex="12pt"/>
    </style:style>
    <style:style style:name="P92" style:family="paragraph" style:parent-style-name="Standard" style:list-style-name="L5">
      <style:text-properties fo:color="#ff3333" fo:font-size="12pt" officeooo:rsid="002e32c2" officeooo:paragraph-rsid="002e32c2" style:font-size-asian="12pt" style:font-size-complex="12pt"/>
    </style:style>
    <style:style style:name="P93" style:family="paragraph" style:parent-style-name="Standard" style:list-style-name="L5">
      <style:text-properties fo:color="#ff3333" fo:font-size="12pt" officeooo:rsid="001361e3" officeooo:paragraph-rsid="002b90ab" style:font-size-asian="12pt" style:font-size-complex="12pt"/>
    </style:style>
    <style:style style:name="P94" style:family="paragraph" style:parent-style-name="Standard" style:list-style-name="L5">
      <style:text-properties fo:color="#ff3333" fo:font-size="12pt" officeooo:rsid="003df630" officeooo:paragraph-rsid="003df630" style:font-size-asian="12pt" style:font-size-complex="12pt"/>
    </style:style>
    <style:style style:name="P95" style:family="paragraph" style:parent-style-name="Standard" style:list-style-name="L5">
      <style:text-properties fo:color="#ff3333" fo:font-size="12pt" officeooo:rsid="003df630" officeooo:paragraph-rsid="004243ac" style:font-size-asian="12pt" style:font-size-complex="12pt"/>
    </style:style>
    <style:style style:name="P96" style:family="paragraph" style:parent-style-name="Standard" style:list-style-name="L5">
      <style:text-properties fo:color="#ff3333" fo:font-size="8pt" officeooo:rsid="001249a6" officeooo:paragraph-rsid="004715de" style:font-size-asian="8pt" style:font-size-complex="8pt"/>
    </style:style>
    <style:style style:name="P97" style:family="paragraph" style:parent-style-name="Standard" style:list-style-name="L5">
      <style:text-properties fo:color="#ff3333" fo:font-size="8pt" officeooo:rsid="001ac458" officeooo:paragraph-rsid="003c57a6" style:font-size-asian="8pt" style:font-size-complex="8pt"/>
    </style:style>
    <style:style style:name="P98" style:family="paragraph" style:parent-style-name="Standard" style:list-style-name="L5"/>
    <style:style style:name="P99" style:family="paragraph" style:parent-style-name="Standard" style:list-style-name="L5">
      <style:text-properties officeooo:paragraph-rsid="0015fc73"/>
    </style:style>
    <style:style style:name="P100" style:family="paragraph" style:parent-style-name="Standard" style:list-style-name="L5">
      <style:text-properties officeooo:rsid="0015fc73" officeooo:paragraph-rsid="0015fc73"/>
    </style:style>
    <style:style style:name="P101" style:family="paragraph" style:parent-style-name="Standard" style:list-style-name="L5">
      <style:text-properties fo:color="#000000" fo:font-size="12pt" officeooo:rsid="0015fc73" officeooo:paragraph-rsid="0015fc73" style:font-size-asian="12pt" style:font-size-complex="12pt"/>
    </style:style>
    <style:style style:name="P102" style:family="paragraph" style:parent-style-name="Standard" style:list-style-name="L5">
      <style:text-properties fo:color="#000000" fo:font-size="12pt" officeooo:rsid="0015fc73" officeooo:paragraph-rsid="0019f229" style:font-size-asian="12pt" style:font-size-complex="12pt"/>
    </style:style>
    <style:style style:name="P103" style:family="paragraph" style:parent-style-name="Standard" style:list-style-name="L5">
      <style:text-properties fo:color="#000000" fo:font-size="12pt" officeooo:rsid="0019f229" officeooo:paragraph-rsid="0042e269" style:font-size-asian="12pt" style:font-size-complex="12pt"/>
    </style:style>
    <style:style style:name="P104" style:family="paragraph" style:parent-style-name="Standard" style:list-style-name="L5">
      <style:text-properties fo:color="#000000" fo:font-size="12pt" officeooo:rsid="0019f229" officeooo:paragraph-rsid="0019f229" style:font-size-asian="12pt" style:font-size-complex="12pt"/>
    </style:style>
    <style:style style:name="P105" style:family="paragraph" style:parent-style-name="Standard" style:list-style-name="L5">
      <style:text-properties fo:color="#000000" fo:font-size="12pt" officeooo:rsid="0019f229" officeooo:paragraph-rsid="001abf4e" style:font-size-asian="12pt" style:font-size-complex="12pt"/>
    </style:style>
    <style:style style:name="P106" style:family="paragraph" style:parent-style-name="Standard" style:list-style-name="L5">
      <style:text-properties fo:color="#000000" fo:font-size="12pt" officeooo:rsid="001abf4e" officeooo:paragraph-rsid="001abf4e" style:font-size-asian="12pt" style:font-size-complex="12pt"/>
    </style:style>
    <style:style style:name="P107" style:family="paragraph" style:parent-style-name="Standard" style:list-style-name="L7">
      <style:text-properties fo:color="#000000" fo:font-size="12pt" officeooo:rsid="001ac458" officeooo:paragraph-rsid="001ac458" style:font-size-asian="12pt" style:font-size-complex="12pt"/>
    </style:style>
    <style:style style:name="P108" style:family="paragraph" style:parent-style-name="Standard" style:list-style-name="L5">
      <style:text-properties fo:color="#000000" fo:font-size="12pt" officeooo:rsid="001361e3" officeooo:paragraph-rsid="001864c6" style:font-size-asian="12pt" style:font-size-complex="12pt"/>
    </style:style>
    <style:style style:name="P109" style:family="paragraph" style:parent-style-name="Standard" style:list-style-name="L5">
      <style:text-properties fo:color="#000000" fo:font-size="12pt" officeooo:rsid="001361e3" officeooo:paragraph-rsid="003963a9" style:font-size-asian="12pt" style:font-size-complex="12pt"/>
    </style:style>
    <style:style style:name="P110" style:family="paragraph" style:parent-style-name="Standard" style:list-style-name="L5">
      <style:text-properties fo:color="#000000" fo:font-size="12pt" officeooo:rsid="002ebfcd" officeooo:paragraph-rsid="002ebfcd" style:font-size-asian="12pt" style:font-size-complex="12pt"/>
    </style:style>
    <style:style style:name="P111" style:family="paragraph" style:parent-style-name="Standard" style:list-style-name="L5">
      <style:text-properties fo:color="#000000" fo:font-size="12pt" officeooo:rsid="0031d3e6" officeooo:paragraph-rsid="0031d3e6" style:font-size-asian="12pt" style:font-size-complex="12pt"/>
    </style:style>
    <style:style style:name="P112" style:family="paragraph" style:parent-style-name="Standard" style:list-style-name="L9">
      <style:text-properties fo:color="#000000" fo:font-size="12pt" officeooo:rsid="0032711d" officeooo:paragraph-rsid="0032711d" style:font-size-asian="12pt" style:font-size-complex="12pt"/>
    </style:style>
    <style:style style:name="P113" style:family="paragraph" style:parent-style-name="Standard" style:list-style-name="L5">
      <style:text-properties fo:color="#000000" fo:font-size="12pt" officeooo:rsid="003e6262" officeooo:paragraph-rsid="003e6262" style:font-size-asian="12pt" style:font-size-complex="12pt"/>
    </style:style>
    <style:style style:name="P114" style:family="paragraph" style:parent-style-name="Standard" style:list-style-name="L5">
      <style:text-properties fo:color="#000000" fo:font-size="12pt" officeooo:rsid="00400c18" officeooo:paragraph-rsid="00400c18" style:font-size-asian="12pt" style:font-size-complex="12pt"/>
    </style:style>
    <style:style style:name="P115" style:family="paragraph" style:parent-style-name="Standard" style:list-style-name="L5">
      <style:text-properties fo:color="#000000" fo:font-size="12pt" officeooo:rsid="00418859" officeooo:paragraph-rsid="00418859" style:font-size-asian="12pt" style:font-size-complex="12pt"/>
    </style:style>
    <style:style style:name="P116" style:family="paragraph" style:parent-style-name="Standard" style:list-style-name="L5">
      <style:text-properties fo:color="#000000" fo:font-size="12pt" officeooo:rsid="004243ac" officeooo:paragraph-rsid="004243ac" style:font-size-asian="12pt" style:font-size-complex="12pt"/>
    </style:style>
    <style:style style:name="P117" style:family="paragraph" style:parent-style-name="Standard" style:list-style-name="L12">
      <style:text-properties fo:color="#000000" fo:font-size="12pt" officeooo:rsid="004243ac" officeooo:paragraph-rsid="004243ac" style:font-size-asian="12pt" style:font-size-complex="12pt"/>
    </style:style>
    <style:style style:name="P118" style:family="paragraph" style:parent-style-name="Standard" style:list-style-name="L5">
      <style:text-properties fo:color="#000000" fo:font-size="8pt" officeooo:rsid="001361e3" officeooo:paragraph-rsid="002ebfcd" style:font-size-asian="8pt" style:font-size-complex="8pt"/>
    </style:style>
    <style:style style:name="P119" style:family="paragraph" style:parent-style-name="Standard" style:list-style-name="L6">
      <style:text-properties officeooo:rsid="002060fd" officeooo:paragraph-rsid="002060fd"/>
    </style:style>
    <style:style style:name="P120" style:family="paragraph" style:parent-style-name="Standard" style:list-style-name="L7">
      <style:text-properties officeooo:paragraph-rsid="001ac458"/>
    </style:style>
    <style:style style:name="P121" style:family="paragraph" style:parent-style-name="Standard" style:list-style-name="L8">
      <style:text-properties fo:font-size="8pt" officeooo:rsid="001249a6" officeooo:paragraph-rsid="004715de" style:font-size-asian="8pt" style:font-size-complex="8pt"/>
    </style:style>
    <style:style style:name="P122" style:family="paragraph" style:parent-style-name="Standard" style:list-style-name="L5">
      <style:text-properties officeooo:rsid="003e6262" officeooo:paragraph-rsid="003e6262"/>
    </style:style>
    <style:style style:name="T1" style:family="text">
      <style:text-properties fo:font-size="8pt" style:font-size-asian="8pt" style:font-size-complex="8pt"/>
    </style:style>
    <style:style style:name="T2" style:family="text">
      <style:text-properties fo:font-size="8pt" officeooo:rsid="001249a6" style:font-size-asian="8pt" style:font-size-complex="8pt"/>
    </style:style>
    <style:style style:name="T3" style:family="text">
      <style:text-properties fo:font-size="8pt" officeooo:rsid="001cf1b5" style:font-size-asian="8pt" style:font-size-complex="8pt"/>
    </style:style>
    <style:style style:name="T4" style:family="text">
      <style:text-properties fo:font-size="8pt" officeooo:rsid="001e1607" style:font-size-asian="8pt" style:font-size-complex="8pt"/>
    </style:style>
    <style:style style:name="T5" style:family="text">
      <style:text-properties fo:font-size="12pt" style:font-size-asian="12pt" style:font-size-complex="12pt"/>
    </style:style>
    <style:style style:name="T6" style:family="text">
      <style:text-properties fo:font-size="12pt" officeooo:rsid="001249a6" style:font-size-asian="12pt" style:font-size-complex="12pt"/>
    </style:style>
    <style:style style:name="T7" style:family="text">
      <style:text-properties fo:font-size="12pt" officeooo:rsid="001361e3" style:font-size-asian="12pt" style:font-size-complex="12pt"/>
    </style:style>
    <style:style style:name="T8" style:family="text">
      <style:text-properties fo:font-size="12pt" officeooo:rsid="0015fc73" style:font-size-asian="12pt" style:font-size-complex="12pt"/>
    </style:style>
    <style:style style:name="T9" style:family="text">
      <style:text-properties fo:font-size="12pt" fo:font-weight="bold" officeooo:rsid="0015fc73" style:font-size-asian="12pt" style:font-weight-asian="bold" style:font-size-complex="12pt" style:font-weight-complex="bold"/>
    </style:style>
    <style:style style:name="T10" style:family="text">
      <style:text-properties officeooo:rsid="001361e3"/>
    </style:style>
    <style:style style:name="T11" style:family="text">
      <style:text-properties officeooo:rsid="0015e42e"/>
    </style:style>
    <style:style style:name="T12" style:family="text">
      <style:text-properties officeooo:rsid="0015fc73"/>
    </style:style>
    <style:style style:name="T13" style:family="text">
      <style:text-properties officeooo:rsid="00161c0e"/>
    </style:style>
    <style:style style:name="T14" style:family="text">
      <style:text-properties officeooo:rsid="001864c6"/>
    </style:style>
    <style:style style:name="T15" style:family="text">
      <style:text-properties officeooo:rsid="0019f229"/>
    </style:style>
    <style:style style:name="T16" style:family="text">
      <style:text-properties officeooo:rsid="001abf4e"/>
    </style:style>
    <style:style style:name="T17" style:family="text">
      <style:text-properties officeooo:rsid="001ac458"/>
    </style:style>
    <style:style style:name="T18" style:family="text">
      <style:text-properties fo:color="#000000" fo:font-size="12pt" style:font-size-asian="12pt" style:font-size-complex="12pt"/>
    </style:style>
    <style:style style:name="T19" style:family="text">
      <style:text-properties fo:color="#000000" fo:font-size="12pt" officeooo:rsid="001abf4e" style:font-size-asian="12pt" style:font-size-complex="12pt"/>
    </style:style>
    <style:style style:name="T20" style:family="text">
      <style:text-properties fo:color="#000000" fo:font-size="12pt" officeooo:rsid="001ac458" style:font-size-asian="12pt" style:font-size-complex="12pt"/>
    </style:style>
    <style:style style:name="T21" style:family="text">
      <style:text-properties fo:color="#000000" fo:font-size="12pt" officeooo:rsid="0019f229" style:font-size-asian="12pt" style:font-size-complex="12pt"/>
    </style:style>
    <style:style style:name="T22" style:family="text">
      <style:text-properties fo:color="#000000" fo:font-size="12pt" officeooo:rsid="00371e8d" style:font-size-asian="12pt" style:font-size-complex="12pt"/>
    </style:style>
    <style:style style:name="T23" style:family="text">
      <style:text-properties fo:color="#000000" fo:font-size="12pt" officeooo:rsid="003e05ec" style:font-size-asian="12pt" style:font-size-complex="12pt"/>
    </style:style>
    <style:style style:name="T24" style:family="text">
      <style:text-properties fo:color="#000000" fo:font-size="12pt" officeooo:rsid="00400c18" style:font-size-asian="12pt" style:font-size-complex="12pt"/>
    </style:style>
    <style:style style:name="T25" style:family="text">
      <style:text-properties fo:color="#000000" fo:font-size="12pt" fo:font-weight="bold" officeooo:rsid="00371e8d" style:font-size-asian="12pt" style:font-size-complex="12pt"/>
    </style:style>
    <style:style style:name="T26" style:family="text">
      <style:text-properties fo:color="#000000" fo:font-size="12pt" style:text-underline-style="none" officeooo:rsid="00371e8d" style:font-size-asian="12pt" style:font-size-complex="12pt"/>
    </style:style>
    <style:style style:name="T27" style:family="text">
      <style:text-properties fo:color="#000000" style:text-underline-style="none"/>
    </style:style>
    <style:style style:name="T28" style:family="text">
      <style:text-properties officeooo:rsid="001cf1b5"/>
    </style:style>
    <style:style style:name="T29" style:family="text">
      <style:text-properties officeooo:rsid="001e1607"/>
    </style:style>
    <style:style style:name="T30" style:family="text">
      <style:text-properties fo:font-weight="bold" style:font-weight-asian="bold" style:font-weight-complex="bold"/>
    </style:style>
    <style:style style:name="T31" style:family="text">
      <style:text-properties fo:font-weight="bold" officeooo:rsid="002060fd" style:font-weight-asian="bold" style:font-weight-complex="bold"/>
    </style:style>
    <style:style style:name="T32" style:family="text">
      <style:text-properties fo:font-weight="bold" officeooo:rsid="0030d11d" style:font-weight-asian="bold" style:font-weight-complex="bold"/>
    </style:style>
    <style:style style:name="T33" style:family="text">
      <style:text-properties fo:font-weight="bold" officeooo:rsid="0031d3e6" style:font-weight-asian="bold" style:font-weight-complex="bold"/>
    </style:style>
    <style:style style:name="T34" style:family="text">
      <style:text-properties fo:font-weight="bold" officeooo:rsid="0042e269" style:font-weight-asian="bold" style:font-weight-complex="bold"/>
    </style:style>
    <style:style style:name="T35" style:family="text">
      <style:text-properties officeooo:rsid="002060fd"/>
    </style:style>
    <style:style style:name="T36" style:family="text">
      <style:text-properties officeooo:rsid="0021e13b"/>
    </style:style>
    <style:style style:name="T37" style:family="text">
      <style:text-properties officeooo:rsid="00281fca"/>
    </style:style>
    <style:style style:name="T38" style:family="text">
      <style:text-properties officeooo:rsid="00291009"/>
    </style:style>
    <style:style style:name="T39" style:family="text">
      <style:text-properties officeooo:rsid="00292638"/>
    </style:style>
    <style:style style:name="T40" style:family="text">
      <style:text-properties officeooo:rsid="002b0b12"/>
    </style:style>
    <style:style style:name="T41" style:family="text">
      <style:text-properties officeooo:rsid="002b90ab"/>
    </style:style>
    <style:style style:name="T42" style:family="text">
      <style:text-properties officeooo:rsid="002e8adb"/>
    </style:style>
    <style:style style:name="T43" style:family="text">
      <style:text-properties officeooo:rsid="002ebfcd"/>
    </style:style>
    <style:style style:name="T44" style:family="text">
      <style:text-properties officeooo:rsid="0030d11d"/>
    </style:style>
    <style:style style:name="T45" style:family="text">
      <style:text-properties fo:font-weight="normal" officeooo:rsid="0030d11d" style:font-weight-asian="normal" style:font-weight-complex="normal"/>
    </style:style>
    <style:style style:name="T46" style:family="text">
      <style:text-properties officeooo:rsid="0031d3e6"/>
    </style:style>
    <style:style style:name="T47" style:family="text">
      <style:text-properties officeooo:rsid="0032711d"/>
    </style:style>
    <style:style style:name="T48" style:family="text">
      <style:text-properties officeooo:rsid="003394f2"/>
    </style:style>
    <style:style style:name="T49" style:family="text">
      <style:text-properties officeooo:rsid="0037a26a"/>
    </style:style>
    <style:style style:name="T50" style:family="text">
      <style:text-properties officeooo:rsid="0039b675"/>
    </style:style>
    <style:style style:name="T51" style:family="text">
      <style:text-properties officeooo:rsid="003c57a6"/>
    </style:style>
    <style:style style:name="T52" style:family="text">
      <style:text-properties officeooo:rsid="003e05ec"/>
    </style:style>
    <style:style style:name="T53" style:family="text">
      <style:text-properties officeooo:rsid="004243ac"/>
    </style:style>
    <style:style style:name="T54" style:family="text">
      <style:text-properties officeooo:rsid="00371e8d"/>
    </style:style>
    <style:style style:name="T55" style:family="text">
      <style:text-properties officeooo:rsid="0043b241"/>
    </style:style>
    <style:style style:name="T56" style:family="text">
      <style:text-properties officeooo:rsid="0044d322"/>
    </style:style>
    <style:style style:name="T57" style:family="text">
      <style:text-properties officeooo:rsid="0045e177"/>
    </style:style>
    <style:style style:name="T58" style:family="text">
      <style:text-properties officeooo:rsid="004715de"/>
    </style:style>
    <style:style style:name="T59" style:family="text">
      <style:text-properties officeooo:rsid="00489d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33cm" fo:text-indent="-0.635cm" fo:margin-left="7.73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68cm" fo:text-indent="-0.635cm" fo:margin-left="8.368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0-P1-P2 (Introducción)</text:p>
      <text:p text:style-name="P1">1) El primer programa “Hola Mundo”</text:p>
      <text:p text:style-name="P1"/>
      <text:list xml:id="list4922578643295995698" text:style-name="L1">
        <text:list-item>
          <text:p text:style-name="P52">Crear un fichero que se llame p2<text:span text:style-name="T28">0</text:span>.c con el siguiente contenido</text:p>
        </text:list-item>
      </text:list>
      <text:p text:style-name="P23"/>
      <text:p text:style-name="P23">#include &lt;stdio.h&gt; // Incluye la definición de funciones externas que vamos a utilizar como printf</text:p>
      <text:p text:style-name="P23"/>
      <text:p text:style-name="P23">void main()</text:p>
      <text:p text:style-name="P23">{</text:p>
      <text:p text:style-name="P23"><text:s text:c="6"/>printf(“\nHola mundo\n”); <text:s text:c="4"/>// La función printf saca por pantalla texto y/o el valor de variables</text:p>
      <text:p text:style-name="P23">}</text:p>
      <text:p text:style-name="P23"/>
      <text:list xml:id="list2766642926654902299" text:style-name="L2">
        <text:list-item>
          <text:p text:style-name="P54">Este programa mostrará por pantalla Hola mundo. </text:p>
        </text:list-item>
        <text:list-item>
          <text:p text:style-name="P54"><text:span text:style-name="T44">Para mostrar algo por pantalla se utiliza la función </text:span><text:span text:style-name="T32">printf </text:span><text:span text:style-name="T45">(cuya definición está en stdio.h). Esta función imprime (print) con formato (f).</text:span></text:p>
        </text:list-item>
        <text:list-item>
          <text:p text:style-name="P54">Los '\n' indican que queremos que cambie de línea (retorno de carro o “enter”). <text:span text:style-name="T28">Cuando llega a un '\n' dentro de la cadena introduce un salto de línea.</text:span></text:p>
        </text:list-item>
        <text:list-item>
          <text:p text:style-name="P55">Para compilar el programa: <text:span text:style-name="T1">gcc -o p2</text:span><text:span text:style-name="T3">0</text:span><text:span text:style-name="T1"> p2</text:span><text:span text:style-name="T3">0</text:span><text:span text:style-name="T1">.c</text:span></text:p>
        </text:list-item>
        <text:list-item>
          <text:p text:style-name="P55">Para ejecutar el programa:<text:span text:style-name="T1"> ./p2</text:span><text:span text:style-name="T3">0</text:span></text:p>
        </text:list-item>
        <text:list-item>
          <text:p text:style-name="P67">Añadir otro printf que saque tu nombre debajo de Hola mundo <text:span text:style-name="T28">y centrarlo en la pantalla con el carácter de escape '\t'.</text:span></text:p>
        </text:list-item>
        <text:list-item>
          <text:p text:style-name="P68">Mediante los “caracteres de escape” (comandos que empiezan con <text:s/>\) se pueden hacer muchas otras cosas como cambiar el color de la impresión. Busca en Internet cómo se hace esto y pruébalo.</text:p>
        </text:list-item>
      </text:list>
      <text:p text:style-name="P2"/>
      <text:p text:style-name="P2">2) Tipos de variables básicos</text:p>
      <text:p text:style-name="P2"/>
      <text:list xml:id="list8181628298305943659" text:style-name="L3">
        <text:list-item>
          <text:p text:style-name="P57">Para trabajar con datos, es necesario poder guardar dichos datos en variables.</text:p>
        </text:list-item>
        <text:list-item>
          <text:p text:style-name="P57">Una variable se define como «Espacio de memoria, referenciado por un identificador, en el que el programador puede almacenar datos de un determinado tipo» o lo que es lo mismo: <text:span text:style-name="T50">u</text:span>n sitio donde guardar un dato de un tipo determinado. </text:p>
        </text:list-item>
        <text:list-item>
          <text:p text:style-name="P57">Al identificador de la variable se le suele llamar “nombre” de dicha variable. </text:p>
        </text:list-item>
        <text:list-item>
          <text:p text:style-name="P57">Para usar una variable hay que <text:span text:style-name="T30">declararla</text:span>. Declarar una variable es indicar al compilador que debe reservar espacio para almacenar valores de un tipo determinado, que serán referenciados por un identificador determinado <text:span text:style-name="T50">(su nombre)</text:span>. </text:p>
        </text:list-item>
        <text:list-item>
          <text:p text:style-name="P57">En C debemos <text:span text:style-name="T30">declarar todas las variables antes de usarlas</text:span>, establecer el tipo que tienen y, en los casos que sea necesario, darles un valor inicial. </text:p>
        </text:list-item>
        <text:list-item>
          <text:p text:style-name="P58">En C hay 4 tipos básicos: char (caracteres), int (números enteros), float (números en coma flotante con precisión simple) y double (números en coma flotante con precisión doble).</text:p>
        </text:list-item>
        <text:list-item>
          <text:p text:style-name="P58">Además existen los modificadores signed <text:span text:style-name="T29">(con signo)</text:span>, unsigned <text:span text:style-name="T29">(sin signo)</text:span>, short <text:span text:style-name="T29">(“corto” utiliza la mitad de tamaño)</text:span> and long <text:span text:style-name="T29">(“largo” utiliza el doble de tamaño)</text:span>.</text:p>
        </text:list-item>
        <text:list-item>
          <text:p text:style-name="P58">En el siguiente enlace se explican sus rangos y especificadores de formato: <text:a xlink:type="simple" xlink:href="https://en.wikipedia.org/wiki/C_data_types#Basic_types" text:style-name="Internet_20_link" text:visited-style-name="Visited_20_Internet_20_Link">https://en.wikipedia.org/wiki/C_data_types#Basic_types</text:a></text:p>
        </text:list-item>
        <text:list-item>
          <text:p text:style-name="P59">Escribir en <text:span text:style-name="T29">un fichero llamado </text:span>p2<text:span text:style-name="T29">1</text:span>.c el siguiente contenido:</text:p>
        </text:list-item>
      </text:list>
      <text:p text:style-name="P24"/>
      <text:p text:style-name="P24">#include &lt;stdio.h&gt; // Incluye la definición de funciones externas que vamos a utilizar como printf</text:p>
      <text:p text:style-name="P24"/>
      <text:p text:style-name="P24">void main()</text:p>
      <text:p text:style-name="P24">{</text:p>
      <text:p text:style-name="P25"><text:s text:c="4"/>int entero=10; <text:s text:c="27"/>// Así se declara una variable int de nombre entero y se inicializa con el valor 10 </text:p>
      <text:p text:style-name="P25"><text:s text:c="4"/>char caracter='q';<text:tab/><text:tab/> // Así se declara una variable char de nombre carácter y se inicializa con el valor q </text:p>
      <text:p text:style-name="P25"><text:s text:c="4"/>float real=3.2;<text:tab/><text:tab/> // Así se declara una variable float de nombre real y se inicializa con el valor 3.2 </text:p>
      <text:p text:style-name="P25"><text:s text:c="4"/>double real_doble=4.1;<text:tab/> // Así se declara una variable double de nombre real_doble y se inicializa con el valor 4.1 </text:p>
      <text:p text:style-name="P24"/>
      <text:p text:style-name="P24"><text:s text:c="4"/>printf(“\nHola mundo\n”); <text:s text:c="4"/>// La función printf saca por pantalla texto y/o el valor de variables</text:p>
      <text:p text:style-name="P24"><text:soft-page-break/></text:p>
      <text:p text:style-name="P24"/>
      <text:p text:style-name="P25"><text:s text:c="4"/>printf("\n\t\t Estos son los 4 tipos básicos de variables en C:\n");</text:p>
      <text:p text:style-name="P25"><text:s text:c="4"/>printf("\n\t\t\t Este es un entero y su valor se muestra así %d", entero); <text:s text:c="5"/>// Si ponemos %d en la cadena mostrará el valor de entero</text:p>
      <text:p text:style-name="P25"><text:s text:c="4"/>printf("\n\t\t\t Este es un caracter y su valor se muestra así %c", caracter); // Si ponemos %c en la cadena mostrará el valor de caracter</text:p>
      <text:p text:style-name="P25"><text:s text:c="4"/>printf("\n\t\t\t Este es un real y su valor se muestra así %f", real); <text:s text:c="14"/>// Si ponemos %f en la cadena mostrará el valor de real</text:p>
      <text:p text:style-name="P25"><text:s text:c="4"/>printf("\n\t\t\t Este es un double y su valor se muestra así %lf", real_doble);// Si ponemos %lf en la cadena mostrará el valor de real_doble</text:p>
      <text:p text:style-name="P25"/>
      <text:p text:style-name="P25"><text:s text:c="4"/>printf("\n\n");</text:p>
      <text:p text:style-name="P24">}</text:p>
      <text:p text:style-name="P24"/>
      <text:list xml:id="list95843598031482" text:continue-list="list2766642926654902299" text:style-name="L2">
        <text:list-item>
          <text:p text:style-name="P56"><text:span text:style-name="T10">C</text:span>ompilar el programa: <text:span text:style-name="T1">gcc -o p2</text:span><text:span text:style-name="T4">1</text:span><text:span text:style-name="T1"> p2</text:span><text:span text:style-name="T4">1</text:span><text:span text:style-name="T1">.c</text:span></text:p>
        </text:list-item>
        <text:list-item>
          <text:p text:style-name="P53"><text:span text:style-name="T7">E</text:span><text:span text:style-name="T6">jecutar el programa:</text:span><text:span text:style-name="T2"> ./p2</text:span><text:span text:style-name="T4">1</text:span></text:p>
        </text:list-item>
      </text:list>
      <text:p text:style-name="P8"><text:tab/>Hola mundo</text:p>
      <text:p text:style-name="P9"/>
      <text:p text:style-name="P8"><text:s text:c="17"/>Estos son los 4 tipos básicos de variables en C:</text:p>
      <text:p text:style-name="P9"/>
      <text:p text:style-name="P8"><text:s text:c="25"/>Este es un entero y su valor se muestra así 0</text:p>
      <text:p text:style-name="P8"><text:s text:c="25"/>Este es un caracter y su valor se muestra así q</text:p>
      <text:p text:style-name="P8"><text:s text:c="25"/>Este es un real y su valor se muestra así 3.200000</text:p>
      <text:p text:style-name="P8"><text:s text:c="25"/>Este es un double y su valor se muestra así 4.100000</text:p>
      <text:p text:style-name="P8"/>
      <text:list xml:id="list95842258422491" text:continue-list="list8181628298305943659" text:style-name="L3">
        <text:list-item>
          <text:p text:style-name="P59">Podemos ver como printf muestra por pantalla la cadena de caracteres que le pasamos como parámetro entre comillas dobles. Hay ciertos caracteres especiales como \t (tabulación) \n (salto de línea) o \r (retorna el cursor al comienzo de la línea). Además se puede mostrar el valor de las variables del programa utilizando sus especificadores de formato (%d, %c, %f, %lf) dentro de la cadena.</text:p>
        </text:list-item>
        <text:list-item>
          <text:p text:style-name="P60">También hay que fijarse en cómo se <text:span text:style-name="T30">declaran</text:span> las variables:</text:p>
        </text:list-item>
      </text:list>
      <text:list xml:id="list8794067407761155971" text:style-name="L4">
        <text:list-item>
          <text:list>
            <text:list-item>
              <text:p text:style-name="P61">Nombre del tipo. </text:p>
            </text:list-item>
            <text:list-item>
              <text:p text:style-name="P61">Nombre de la variable.</text:p>
            </text:list-item>
            <text:list-item>
              <text:p text:style-name="P61">(Opcional) Valor de inicio o inicialización.</text:p>
              <text:p text:style-name="P61"/>
            </text:list-item>
          </text:list>
        </text:list-item>
      </text:list>
      <text:list xml:id="list95843881064486" text:continue-list="list95842258422491" text:style-name="L3">
        <text:list-item>
          <text:p text:style-name="P69">Crear un fichero p22.c</text:p>
        </text:list-item>
        <text:list-item>
          <text:p text:style-name="P78">Crear dos variables. Una de tipo entero que se llame resultado_entero y otra de tipo double que se llame resultado_doble. Ambas se inicializarán a cero.</text:p>
        </text:list-item>
        <text:list-item>
          <text:p text:style-name="P78">Guardar en resultado_entero la suma de entero más real.</text:p>
        </text:list-item>
        <text:list-item>
          <text:p text:style-name="P78">Guardar en resultado_doble la suma de entero más real.</text:p>
        </text:list-item>
        <text:list-item>
          <text:p text:style-name="P78">Mostrar por pantalla ambos resultados</text:p>
        </text:list-item>
        <text:list-item>
          <text:p text:style-name="P78"><text:span text:style-name="T11">Compilar, ejecutar y c</text:span>omentar <text:span text:style-name="T11">el</text:span> <text:span text:style-name="T11">resulta</text:span>do. <text:span text:style-name="T29">¿Qué está ocurriendo?</text:span></text:p>
        </text:list-item>
      </text:list>
      <text:p text:style-name="P27"/>
      <text:p text:style-name="P27">Hola mundo</text:p>
      <text:p text:style-name="P27"/>
      <text:p text:style-name="P27"><text:s text:c="17"/>Estos son los 4 tipos básicos de variables en C:</text:p>
      <text:p text:style-name="P27"/>
      <text:p text:style-name="P27"><text:s text:c="25"/>Este es un entero y su valor se muestra así 10</text:p>
      <text:p text:style-name="P27"><text:s text:c="25"/>Este es un caracter y su valor se muestra así q</text:p>
      <text:p text:style-name="P27"><text:s text:c="25"/>Este es un real y su valor se muestra así 3.200000</text:p>
      <text:p text:style-name="P27"><text:s text:c="25"/>Este es un double y su valor se muestra así 4.100000</text:p>
      <text:p text:style-name="P27"/>
      <text:p text:style-name="P27"/>
      <text:p text:style-name="P27"><text:s text:c="25"/>Resultado entero 13</text:p>
      <text:p text:style-name="P27"><text:s text:c="25"/>Resultado entero 13.200000</text:p>
      <text:p text:style-name="P27"/>
      <text:p text:style-name="P3"><text:span text:style-name="T12">3</text:span>) <text:span text:style-name="T12">Arrays</text:span></text:p>
      <text:p text:style-name="P3"/>
      <text:list xml:id="list7429193059204770294" text:style-name="L5">
        <text:list-item>
          <text:p text:style-name="P99"><text:span text:style-name="T7">P</text:span><text:span text:style-name="T8">ara todos los tipos de datos de C se pueden declarar arrays de ese tipo de datos. </text:span><text:span text:style-name="T9">Un array es una colección de N variables del mismo tipo contiguas en memoria.</text:span></text:p>
          <text:p text:style-name="P62"/>
        </text:list-item>
      </text:list>
      <text:p text:style-name="P7"><text:tab/> <text:s/>int A[5]; // Así se declara un array de enteros de nombre A <text:s/>que consiste en 5 variables int contiguas en memoria</text:p>
      <text:p text:style-name="P7"/>
      <text:list xml:id="list95843621276467" text:continue-numbering="true" text:style-name="L5">
        <text:list-item>
          <text:p text:style-name="P100"><text:span text:style-name="T8">L</text:span><text:span text:style-name="T5">os arrays se pueden inicializar:</text:span></text:p>
          <text:p text:style-name="P62"/>
        </text:list-item>
      </text:list>
      <text:p text:style-name="P7"><text:soft-page-break/><text:tab/> <text:s/>int A[5]={1,2,3,4,5}; // Así se declara un array de enteros de nombre A y se inicializa con los valores 1,2,3,4 y 5</text:p>
      <text:p text:style-name="P7"/>
      <text:p text:style-name="P7"/>
      <text:list xml:id="list95842837313751" text:continue-numbering="true" text:style-name="L5">
        <text:list-item>
          <text:p text:style-name="P101">Para acceder a cada uno de los elementos del array se utilizan los corchetes [] y un número de índice que va del 0 al N-1 siendo N el tamaño del array.</text:p>
        </text:list-item>
      </text:list>
      <text:p text:style-name="P10"/>
      <text:p text:style-name="P13"><text:tab/>printf("\n\t\t\t Primer elemento del array A %d",A[0]); <text:s/>// Así se muestra el valor del primer elemento</text:p>
      <text:p text:style-name="P28">printf("\n\t\t\t Segundo elemento del array A %d",A[1]); // Así se muestra el valor del segundo elemento</text:p>
      <text:p text:style-name="P13"><text:tab/>printf("\n\t\t\t Tercero elemento del array A %d",A[2]); // Así se muestra el valor del tercero elemento</text:p>
      <text:p text:style-name="P13"><text:tab/>printf("\n\t\t\t Cuarto elemento del array A %d",A[3]); // Así se muestra el valor del cuarto elemento</text:p>
      <text:p text:style-name="P13"><text:tab/>printf("\n\t\t\t Quinto elemento del array A %d",A[4]); // Así se muestra el valor del quinto elemento</text:p>
      <text:p text:style-name="P13"/>
      <text:list xml:id="list95843052627972" text:continue-numbering="true" text:style-name="L5">
        <text:list-item>
          <text:p text:style-name="P102"><text:span text:style-name="T15">El tamaño de un array en memoria es el resultado de multiplicar el número de datos que contiene (pej int A[5] contiene 5 datos de tipo int) por el tamaño de los datos en bytes</text:span>.</text:p>
          <text:p text:style-name="P102"/>
        </text:list-item>
        <text:list-item>
          <text:p text:style-name="P103">Independientemente del tamaño un array <text:span text:style-name="T30">de caracteres una cadena de caracteres (o string) termina cuando se encuentra el carácter '\0'. </text:span><text:span text:style-name="T34">E</text:span><text:span text:style-name="T31">sto es exclusivo de los arrays de caracteres.</text:span></text:p>
          <text:p text:style-name="P104"/>
        </text:list-item>
      </text:list>
      <text:p text:style-name="P29"><text:s/>char cadena[]={"Hola Mundo"}; <text:s text:c="4"/>// Un array de caracteres de tamaño 10</text:p>
      <text:p text:style-name="P29">printf("\n%s\n", cadena);<text:tab/> <text:s text:c="3"/>// Lo sacamos por pantalla. <text:span text:style-name="T35">Observar que %s saca una cadena de caracteres</text:span></text:p>
      <text:p text:style-name="P29"><text:s text:c="2"/></text:p>
      <text:p text:style-name="P29">cadena[4]='\0'; <text:s text:c="32"/>// Donde había un espacio ponemos un '\0'</text:p>
      <text:p text:style-name="P29"><text:s text:c="2"/></text:p>
      <text:p text:style-name="P29">printf("\n%s\n", cadena); <text:s text:c="15"/>// Ahora al sacarlo por pantalla únicamente aparece Hola</text:p>
      <text:p text:style-name="P29"><text:s text:c="2"/></text:p>
      <text:p text:style-name="P29">printf("\n%c%c%c%c%c%c%c%c%c%c\n", cadena[0],cadena[1],cadena[2],cadena[3],cadena[4],cadena[5],cadena[6],cadena[7],cadena[8],cadena[9]); // Si sacamos carácter a carácter vemos que el resto sigue estando, simplemente cuando llega al '\0' considera que se ha terminado la cadena.</text:p>
      <text:p text:style-name="P29"/>
      <text:list xml:id="list3976563787267834876" text:style-name="L6">
        <text:list-item>
          <text:p text:style-name="P119"><text:span text:style-name="T21">L</text:span><text:span text:style-name="T18">os arrays de caracteres son los únicos que se pueden mostrar enteros en un printf con el especificador de formato %s hasta que se encuentre el carácter '\0'. Los arrays del resto de tipos de datos se deben mostrar dato a dato.</text:span></text:p>
        </text:list-item>
      </text:list>
      <text:p text:style-name="P28"/>
      <text:list xml:id="list95843872505984" text:continue-list="list95843881064486" text:style-name="L3">
        <text:list-item>
          <text:p text:style-name="P79"><text:span text:style-name="T13">Dibujar como quedaría el array A en memoria</text:span>.</text:p>
        </text:list-item>
        <text:list-item>
          <text:p text:style-name="P70">Crear un fichero p2<text:span text:style-name="T35">3</text:span>.c</text:p>
        </text:list-item>
        <text:list-item>
          <text:p text:style-name="P82">Declarar un array de nombre F de doubles con 3 elementos e inicializarlo a 3.2, 4.1 y 5.3</text:p>
        </text:list-item>
        <text:list-item>
          <text:p text:style-name="P80">Crear <text:span text:style-name="T35">una</text:span> <text:span text:style-name="T35">variable</text:span> de tipo double que se llame resultado_doble <text:span text:style-name="T35">e inicializarla</text:span> a cero.</text:p>
        </text:list-item>
        <text:list-item>
          <text:p text:style-name="P82">Guardar en la variable resultado_doble la suma de los 3 elementos y mostrar el resultado por pantalla.</text:p>
        </text:list-item>
        <text:list-item>
          <text:p text:style-name="P85">Compilar y ejecutar.</text:p>
        </text:list-item>
        <text:list-item>
          <text:p text:style-name="P71">Crear un fichero p2<text:span text:style-name="T36">4</text:span>.c</text:p>
        </text:list-item>
        <text:list-item>
          <text:p text:style-name="P83">Declarar un array de nombre F de doubles con <text:span text:style-name="T36">10</text:span> elementos e inicializarlo a 3.2, 4.1, <text:span text:style-name="T36">7.7, -2.4, 12.3, 5.3, -7.8, -1.2, -8.2</text:span> y 5.3</text:p>
        </text:list-item>
        <text:list-item>
          <text:p text:style-name="P81">Crear <text:span text:style-name="T35">una</text:span> <text:span text:style-name="T35">variable</text:span> de tipo double que se llame resultado_doble <text:span text:style-name="T35">e inicializarla</text:span> a cero.</text:p>
        </text:list-item>
        <text:list-item>
          <text:p text:style-name="P85">Crear una variable de tipo entero i e inicializarla a cero.</text:p>
        </text:list-item>
        <text:list-item>
          <text:p text:style-name="P85">En un bucle for usar la variable i para recorrer el array y sumar todos los elementos del array en resultado_doble.</text:p>
        </text:list-item>
        <text:list-item>
          <text:p text:style-name="P85">Imprimir el resultado.</text:p>
        </text:list-item>
        <text:list-item>
          <text:p text:style-name="P85">A continuación en otro bucle for usar la variable i para recorrer el array y sumar todos los elementos positivos del array en resultado_doble.</text:p>
        </text:list-item>
        <text:list-item>
          <text:p text:style-name="P85">Imprimir el resultado.</text:p>
        </text:list-item>
        <text:list-item>
          <text:p text:style-name="P85">A continuación en otro bucle for usar la variable i para recorrer el array y sumar todos los elementos negativos del array en resultado_doble.</text:p>
        </text:list-item>
        <text:list-item>
          <text:p text:style-name="P85">Imprimir el resultado.</text:p>
        </text:list-item>
        <text:list-item>
          <text:p text:style-name="P85">A continuación en un bucle while usar la variable i para recorrer el array y sumar todos los elementos positivos del array hasta que encontremos el primero negativo en resultado_doble.</text:p>
        </text:list-item>
        <text:list-item>
          <text:p text:style-name="P85"><text:soft-page-break/>Imprimir el resultado.</text:p>
        </text:list-item>
        <text:list-item>
          <text:p text:style-name="P85">Compilar y ejecutar.</text:p>
        </text:list-item>
      </text:list>
      <text:p text:style-name="P14"/>
      <text:p text:style-name="P4"><text:span text:style-name="T14">4</text:span>) <text:span text:style-name="T14">Comparaciones entre tipos de datos</text:span></text:p>
      <text:p text:style-name="P4"/>
      <text:list xml:id="list95843823566452" text:continue-list="list95843052627972" text:style-name="L5">
        <text:list-item>
          <text:p text:style-name="P105"><text:span text:style-name="T16">En un sentido estricto únicamente se deberían comparar datos del mismo tipo (int con int, double con double, etc)</text:span>. <text:span text:style-name="T16">Sin embargo el lenguaje C permite comparaciones entre tipos de datos distintos siempre que haya una conversión posible entre ellos.</text:span></text:p>
        </text:list-item>
        <text:list-item>
          <text:p text:style-name="P106">¿Puedo convertir un entero a float? Sí 3 se puede pasar a 3.0. ¿Puedo pasar un float a entero? Sí, 4.7 se puede convertir en 4. El lenguaje C en ocasiones realiza estos cambios automáticamente (suele indicarlo con un warning en compilación) y no siempre producen los resultados deseados. Por ello <text:span text:style-name="T30">como norma general no se deben comparar datos de distintos tipos.</text:span></text:p>
        </text:list-item>
        <text:list-item>
          <text:p text:style-name="P106">Los caracteres en C (char) son números enteros de 1 byte (es decir un número de 0 a 255) que son transformados a caracteres de acuerdo a la tabla de valores ASCII (<text:a xlink:type="simple" xlink:href="http://ascii.cl/es/" text:style-name="Internet_20_link" text:visited-style-name="Visited_20_Internet_20_Link">http://ascii.cl/es/</text:a>).</text:p>
        </text:list-item>
        <text:list-item>
          <text:p text:style-name="P106">Para indicar que lo que queremos representar es un carácter en C se utilizan las comillas simples.</text:p>
          <text:p text:style-name="P106"/>
        </text:list-item>
      </text:list>
      <text:p text:style-name="P30"><text:s text:c="12"/>char caracter='q'; <text:s text:c="14"/>/// <text:s text:c="4"/>Estamos asignando el carácter q a la variable carácter.</text:p>
      <text:p text:style-name="P26"><text:s text:c="12"/>printf("\n<text:span text:style-name="T17">El carácter </text:span>%c <text:span text:style-name="T17">tiene el valor </text:span>%d <text:span text:style-name="T17">en ASCII</text:span>\n", caracter, caracter); <text:s text:c="5"/>// Sacamos el carácter y su valor numérico</text:p>
      <text:p text:style-name="P26"><text:s text:c="12"/>caracter = 114; <text:s text:c="20"/>// Asignamos el valor numérico 114 que corresponde a 'r'</text:p>
      <text:p text:style-name="P26"><text:s text:c="12"/>printf("\n<text:span text:style-name="T17">El carácter </text:span>%c <text:span text:style-name="T17">tiene el valor </text:span>%d\n", caracter, caracter); <text:s text:c="4"/>// Sacamos el carácter y su valor numérico</text:p>
      <text:p text:style-name="P26"/>
      <text:list xml:id="list8667360130333445327" text:style-name="L7">
        <text:list-item>
          <text:p text:style-name="P120"><text:span text:style-name="T20">Si comparamos dos variables de tipo char (pej if ('a' &gt; 'z')</text:span><text:span text:style-name="T19"> </text:span><text:span text:style-name="T20">lo que comparamos es sus valores ASCII por ello las mayúsculas siempre serán menores que cualquier minúscula </text:span><text:span text:style-name="T19">(</text:span><text:span text:style-name="T20">ver </text:span><text:a xlink:type="simple" xlink:href="http://ascii.cl/es/" text:style-name="Internet_20_link" text:visited-style-name="Visited_20_Internet_20_Link">http://ascii.cl/es/</text:a><text:span text:style-name="T19">).</text:span></text:p>
        </text:list-item>
        <text:list-item>
          <text:p text:style-name="P107">Las cadenas de caracteres o arrays de caracteres se pueden comparar para ordenarlas alfabéticamente. Para ello existe la función strcmp.</text:p>
          <text:p text:style-name="P107"/>
        </text:list-item>
      </text:list>
      <text:list xml:id="list95843731661071" text:continue-list="list95843823566452" text:style-name="L5">
        <text:list-item>
          <text:p text:style-name="P72">Crear un fichero p2<text:span text:style-name="T37">5</text:span>.c</text:p>
        </text:list-item>
        <text:list-item>
          <text:p text:style-name="P84">Declarar un array de nombre C de char con el número de elementos igual al número de letras de tu nombre + 1.</text:p>
        </text:list-item>
        <text:list-item>
          <text:p text:style-name="P86">Asignar a cada uno de los elementos del array las letras de tu nombre pasándole su valor ASCII sacado de la tabla.</text:p>
        </text:list-item>
        <text:list-item>
          <text:p text:style-name="P86">Añadir el carácter '\0' al final.</text:p>
        </text:list-item>
        <text:list-item>
          <text:p text:style-name="P86">Imprimir el resultado por pantalla.</text:p>
        </text:list-item>
        <text:list-item>
          <text:p text:style-name="P86">Compilar y ejecutar. </text:p>
        </text:list-item>
      </text:list>
      <text:p text:style-name="P15"/>
      <text:p text:style-name="P6">5) Funciones</text:p>
      <text:p text:style-name="P6"/>
      <text:list xml:id="list2759380752011406119" text:style-name="L8">
        <text:list-item>
          <text:p text:style-name="P63">Los programas sencillos, como los vistos hasta ahora pueden escribirse todo seguido como una lista de órdenes (a pesar de los bucles). Pero cuando los programas crecen un poco, es necesario estructurarlos adecuadamente para <text:span text:style-name="T30">mantenerlos legibles</text:span>, <text:span text:style-name="T30">facilitar su mantenimiento</text:span> y para poder<text:span text:style-name="T30"> reutilizar </text:span>ciertas porciones de código. </text:p>
        </text:list-item>
        <text:list-item>
          <text:p text:style-name="P63">Esto se logra a través de las funciones. Ya hemos visto funciones que proporcionan las librerías de C como printf o strcmp.</text:p>
        </text:list-item>
        <text:list-item>
          <text:p text:style-name="P64">Ahora recordaremos como se declaran y utilizan funciones diseñadas por nosotros mismos.</text:p>
        </text:list-item>
        <text:list-item>
          <text:p text:style-name="P64">Las funciones tienen dos partes: la declaración y la definición;</text:p>
        </text:list-item>
        <text:list-item>
          <text:p text:style-name="P64">En la <text:span text:style-name="T30">declaración</text:span> le decimos al compilador el nombre de la función, qué tipo de valor devuelve la función, cuántos datos hay que proporcionarle y de qué tipos. </text:p>
        </text:list-item>
        <text:list-item>
          <text:p text:style-name="P64">Por ejemplo: int suma(int sum1, int sum2); </text:p>
        </text:list-item>
        <text:list-item>
          <text:p text:style-name="P64"><text:soft-page-break/><text:s/>En este ejemplo, la funcion “suma” devuelve un valor int, y recibe dos int. Cuando una función no devuelve ningún valor hay que poner “void” como tipo retornado. Del mismo modo, si no recibe ningún parámetro, hay que poner también “void” entre los paréntesis:</text:p>
        </text:list-item>
        <text:list-item>
          <text:p text:style-name="P64">Por ejemplo: void funcion (void); // declaración de una función que no recibe ni devuelve nada. </text:p>
        </text:list-item>
        <text:list-item>
          <text:p text:style-name="P64">En la <text:span text:style-name="T30">definición</text:span> se establece qué hace una función, es decir, se define la función. Por ejemplo:</text:p>
          <text:list>
            <text:list-item>
              <text:list>
                <text:list-header>
                  <text:p text:style-name="P121">#include &lt;stdio.h&gt; // Incluye la definición de funciones externas que vamos a utilizar como printf</text:p>
                </text:list-header>
              </text:list>
            </text:list-item>
          </text:list>
        </text:list-item>
      </text:list>
      <text:p text:style-name="P31"/>
      <text:p text:style-name="P31">int suma(int sum1, int sum2)</text:p>
      <text:p text:style-name="P31">{</text:p>
      <text:p text:style-name="P31"><text:tab/>return sum1+sum<text:span text:style-name="T55">2</text:span>; <text:s text:c="3"/>// <text:span text:style-name="T39">Devuelve la suma de los dos enteros</text:span></text:p>
      <text:p text:style-name="P31">}</text:p>
      <text:p text:style-name="P31"/>
      <text:list xml:id="list95843250970359" text:continue-list="list95843731661071" text:style-name="L5">
        <text:list-item>
          <text:p text:style-name="P73">Crear un fichero p2<text:span text:style-name="T39">6</text:span>.c <text:span text:style-name="T39">con el siguiente contenido:</text:span></text:p>
          <text:list>
            <text:list-item>
              <text:list>
                <text:list-header>
                  <text:p text:style-name="P96">#include &lt;stdio.h&gt; // Incluye la definición de funciones externas que vamos a utilizar como printf</text:p>
                  <text:p text:style-name="P96"/>
                  <text:p text:style-name="P97">int fun(void); <text:s text:c="3"/>// <text:span text:style-name="T51">Declaración. Esto suele estar en un fichero .h que se incluye en el main</text:span></text:p>
                  <text:p text:style-name="P97"/>
                </text:list-header>
              </text:list>
            </text:list-item>
          </text:list>
        </text:list-item>
      </text:list>
      <text:p text:style-name="P32">int fun(void) <text:s text:c="4"/>// <text:span text:style-name="T51">Definición. Esto suele estar en un fichero .c que se compila junto al main</text:span></text:p>
      <text:p text:style-name="P32">{ </text:p>
      <text:p text:style-name="P32"><text:tab/>return 2*5; </text:p>
      <text:p text:style-name="P32">} </text:p>
      <text:p text:style-name="P32">void main(void)</text:p>
      <text:p text:style-name="P32">{ </text:p>
      <text:p text:style-name="P32"><text:tab/>printf(“La function devuel<text:span text:style-name="T58">v</text:span>e %d<text:span text:style-name="T42">\n</text:span>”, fun()); </text:p>
      <text:p text:style-name="P32">} </text:p>
      <text:p text:style-name="P32"/>
      <text:list xml:id="list95843267024244" text:continue-numbering="true" text:style-name="L5">
        <text:list-item>
          <text:p text:style-name="P87">Compilar y ejecutar. ¿Cual es el resultado? ¿Es el esperado? Explicar</text:p>
        </text:list-item>
        <text:list-item>
          <text:p text:style-name="P73">Crear un fichero p2<text:span text:style-name="T39">7</text:span>.c <text:span text:style-name="T39">con el siguiente contenido:</text:span></text:p>
          <text:list>
            <text:list-item>
              <text:list>
                <text:list-header>
                  <text:p text:style-name="P96">#include &lt;stdio.h&gt; // Incluye la definición de funciones externas que vamos a utilizar como printf</text:p>
                  <text:p text:style-name="P96"/>
                </text:list-header>
              </text:list>
            </text:list-item>
          </text:list>
        </text:list-item>
      </text:list>
      <text:p text:style-name="P37">int fun<text:span text:style-name="T51">arg</text:span>(<text:span text:style-name="T51">int)</text:span>; <text:s text:c="4"/>// <text:span text:style-name="T51">Declaración. Esto suele estar en un fichero .h que se incluye en el main</text:span></text:p>
      <text:p text:style-name="P37"/>
      <text:p text:style-name="P37">int fun<text:span text:style-name="T39">arg</text:span>(<text:span text:style-name="T39">int a</text:span>) <text:s text:c="2"/>// <text:span text:style-name="T51">Definición. Esto suele estar en un fichero .c que se compila junto al main</text:span></text:p>
      <text:p text:style-name="P32">{ </text:p>
      <text:p text:style-name="P32"><text:tab/>return <text:span text:style-name="T39">a</text:span>*<text:span text:style-name="T39">a</text:span>; </text:p>
      <text:p text:style-name="P32">} </text:p>
      <text:p text:style-name="P32">void main(void)</text:p>
      <text:p text:style-name="P32">{ </text:p>
      <text:p text:style-name="P32"><text:tab/>printf(“La function devuel<text:span text:style-name="T58">v</text:span>e %d<text:span text:style-name="T42">\n</text:span>”, fun<text:span text:style-name="T39">arg</text:span>(<text:span text:style-name="T39">4</text:span>)); </text:p>
      <text:p text:style-name="P32">} </text:p>
      <text:p text:style-name="P18"/>
      <text:list xml:id="list95842347523155" text:continue-numbering="true" text:style-name="L5">
        <text:list-item>
          <text:p text:style-name="P87">Compilar y ejecutar. ¿Cual es el resultado? ¿Es el esperado? Explicar</text:p>
        </text:list-item>
        <text:list-item>
          <text:p text:style-name="P73">Crear un fichero p2<text:span text:style-name="T39">8</text:span>.c <text:span text:style-name="T39">con el siguiente contenido:</text:span></text:p>
          <text:list>
            <text:list-item>
              <text:list>
                <text:list-header>
                  <text:p text:style-name="P96">#include &lt;stdio.h&gt; // Incluye la definición de funciones externas que vamos a utilizar como printf</text:p>
                  <text:p text:style-name="P96"/>
                </text:list-header>
              </text:list>
            </text:list-item>
          </text:list>
        </text:list-item>
      </text:list>
      <text:p text:style-name="P37">int fun<text:span text:style-name="T39">arg2</text:span>(void) <text:s text:c="4"/>// <text:span text:style-name="T51">Declaración. Esto suele estar en un fichero .h que se incluye en el main</text:span></text:p>
      <text:p text:style-name="P37"/>
      <text:p text:style-name="P37">int fun<text:span text:style-name="T39">arg2</text:span>(void) <text:s text:c="2"/>// <text:span text:style-name="T51">Definición. Esto suele estar en un fichero .c que se compila junto al main</text:span></text:p>
      <text:p text:style-name="P32">{ </text:p>
      <text:p text:style-name="P42">int y;</text:p>
      <text:p text:style-name="P42">y= 5+4*x;</text:p>
      <text:p text:style-name="P32"><text:tab/>return <text:span text:style-name="T39">y</text:span>; </text:p>
      <text:p text:style-name="P32">} </text:p>
      <text:p text:style-name="P32">void main(void)</text:p>
      <text:p text:style-name="P32">{ </text:p>
      <text:p text:style-name="P32"><text:tab/>printf(“La function devuel<text:span text:style-name="T58">v</text:span>e %d<text:span text:style-name="T42">\n</text:span>”, fun<text:span text:style-name="T39">arg2</text:span>(<text:span text:style-name="T39">5+7</text:span>)); </text:p>
      <text:p text:style-name="P32">} </text:p>
      <text:p text:style-name="P32"/>
      <text:list xml:id="list95843520378574" text:continue-numbering="true" text:style-name="L5">
        <text:list-item>
          <text:p text:style-name="P87">Compilar y ejecutar. ¿Cual es el resultado? ¿Es el esperado? Explicar</text:p>
        </text:list-item>
        <text:list-item>
          <text:p text:style-name="P74">Crear un fichero p2<text:span text:style-name="T40">9</text:span>.c <text:span text:style-name="T39">con el siguiente contenido:</text:span></text:p>
          <text:list>
            <text:list-item>
              <text:list>
                <text:list-header>
                  <text:p text:style-name="P96">#include &lt;stdio.h&gt; // Incluye la definición de funciones externas que vamos a utilizar como printf</text:p>
                  <text:p text:style-name="P96"/>
                </text:list-header>
              </text:list>
            </text:list-item>
          </text:list>
        </text:list-item>
      </text:list>
      <text:p text:style-name="P37">int fun<text:span text:style-name="T51">arg</text:span>(<text:span text:style-name="T51">int)</text:span>; <text:s text:c="4"/>// <text:span text:style-name="T51">Declaración. Esto suele estar en un fichero .h que se incluye en el main</text:span></text:p>
      <text:p text:style-name="P37"/>
      <text:p text:style-name="P37">int fun<text:span text:style-name="T39">arg</text:span>(<text:span text:style-name="T39">int a</text:span>) <text:s text:c="5"/>// <text:span text:style-name="T51">Definición. Esto suele estar en un fichero .c que se compila junto al main</text:span></text:p>
      <text:p text:style-name="P33">{ </text:p>
      <text:p text:style-name="P33"><text:tab/>return <text:span text:style-name="T39">a</text:span>*<text:span text:style-name="T39">a</text:span>; </text:p>
      <text:p text:style-name="P33">} </text:p>
      <text:p text:style-name="P33"><text:soft-page-break/>void main(void)</text:p>
      <text:p text:style-name="P33">{</text:p>
      <text:p text:style-name="P45">int x=3;</text:p>
      <text:p text:style-name="P43"><text:span text:style-name="T40">funarg(x);</text:span> </text:p>
      <text:p text:style-name="P33"><text:tab/>printf(“La function devuel<text:span text:style-name="T58">v</text:span>e %d<text:span text:style-name="T42">\n</text:span>”, fun<text:span text:style-name="T39">arg</text:span>(<text:span text:style-name="T40">x</text:span>)); </text:p>
      <text:p text:style-name="P43">printf(“La variable vale %d<text:span text:style-name="T42">\n</text:span>”, x);</text:p>
      <text:p text:style-name="P33">} </text:p>
      <text:p text:style-name="P19"/>
      <text:list xml:id="list95842837069538" text:continue-numbering="true" text:style-name="L5">
        <text:list-item>
          <text:p text:style-name="P88">Compilar y ejecutar. ¿Cual es el resultado? ¿Es el esperado? Explicar</text:p>
        </text:list-item>
        <text:list-item>
          <text:p text:style-name="P74">Crear un fichero p<text:span text:style-name="T47">30</text:span>.c <text:span text:style-name="T39">con el siguiente contenido:</text:span></text:p>
          <text:list>
            <text:list-item>
              <text:list>
                <text:list-header>
                  <text:p text:style-name="P96">#include &lt;stdio.h&gt; // Incluye la definición de funciones externas que vamos a utilizar como printf</text:p>
                  <text:p text:style-name="P96"/>
                  <text:p text:style-name="P97">int fun<text:span text:style-name="T51">arg</text:span>(<text:span text:style-name="T51">int)</text:span>; <text:s text:c="4"/>// <text:span text:style-name="T51">Declaración. Esto suele estar en un fichero .h que se incluye en el main</text:span></text:p>
                  <text:p text:style-name="P97"/>
                </text:list-header>
              </text:list>
            </text:list-item>
          </text:list>
        </text:list-item>
      </text:list>
      <text:p text:style-name="P37">int fun<text:span text:style-name="T39">arg</text:span>(<text:span text:style-name="T39">int a</text:span>) <text:s text:c="3"/>// <text:span text:style-name="T51">Definición. Esto suele estar en un fichero .c que se compila junto al main</text:span></text:p>
      <text:p text:style-name="P33">{ </text:p>
      <text:p text:style-name="P45">a = a+5;</text:p>
      <text:p text:style-name="P33"><text:tab/>return <text:span text:style-name="T39">a</text:span>*<text:span text:style-name="T39">a</text:span>; </text:p>
      <text:p text:style-name="P33">} </text:p>
      <text:p text:style-name="P33">void main(void)</text:p>
      <text:p text:style-name="P33">{</text:p>
      <text:p text:style-name="P45">int x=3;</text:p>
      <text:p text:style-name="P43"><text:span text:style-name="T40">funarg(x);</text:span> </text:p>
      <text:p text:style-name="P33"><text:tab/>printf(“La function devuel<text:span text:style-name="T58">v</text:span>e %d<text:span text:style-name="T42">\n</text:span>”, fun<text:span text:style-name="T39">arg</text:span>(<text:span text:style-name="T40">x</text:span>)); </text:p>
      <text:p text:style-name="P43">printf(“La variable vale %d<text:span text:style-name="T42">\n</text:span>”, x);</text:p>
      <text:p text:style-name="P33">} </text:p>
      <text:p text:style-name="P19"/>
      <text:list xml:id="list95842391696008" text:continue-numbering="true" text:style-name="L5">
        <text:list-item>
          <text:p text:style-name="P88">Compilar y ejecutar. ¿Cual es el resultado? ¿Es el esperado? Explicar</text:p>
        </text:list-item>
        <text:list-item>
          <text:p text:style-name="P75">Crear un fichero p<text:span text:style-name="T47">31</text:span>.c <text:span text:style-name="T39">con el siguiente contenido:</text:span></text:p>
          <text:p text:style-name="P75"/>
          <text:list>
            <text:list-item>
              <text:list>
                <text:list-header>
                  <text:p text:style-name="P96">#include &lt;stdio.h&gt; // Incluye la definición de funciones externas que vamos a utilizar como printf</text:p>
                  <text:p text:style-name="P96"/>
                  <text:p text:style-name="P97">int fun<text:span text:style-name="T51">arg</text:span>(<text:span text:style-name="T51">int)</text:span>; <text:s text:c="4"/>// <text:span text:style-name="T51">Declaración. Esto suele estar en un fichero .h que se incluye en el main</text:span></text:p>
                  <text:p text:style-name="P97"/>
                </text:list-header>
              </text:list>
            </text:list-item>
          </text:list>
        </text:list-item>
      </text:list>
      <text:p text:style-name="P37">int fun<text:span text:style-name="T39">arg</text:span>(<text:span text:style-name="T39">int a</text:span>) <text:s text:c="8"/>// <text:span text:style-name="T51">Definición. Esto suele estar en un fichero .c que se compila junto al main</text:span></text:p>
      <text:p text:style-name="P34">{ </text:p>
      <text:p text:style-name="P46">a = a+5;</text:p>
      <text:p text:style-name="P34"><text:tab/>return <text:span text:style-name="T39">a</text:span>*<text:span text:style-name="T39">a</text:span>; </text:p>
      <text:p text:style-name="P34">} </text:p>
      <text:p text:style-name="P34">void main(void)</text:p>
      <text:p text:style-name="P34">{</text:p>
      <text:p text:style-name="P46">int a=6, b=2;</text:p>
      <text:p text:style-name="P34"><text:s/><text:tab/>printf(“La function devuel<text:span text:style-name="T58">v</text:span>e %d<text:span text:style-name="T42">\n</text:span>”, fun<text:span text:style-name="T39">arg</text:span>(<text:span text:style-name="T41">b</text:span>)); </text:p>
      <text:p text:style-name="P44">printf(“La variable vale %d<text:span text:style-name="T42">\n</text:span>”, <text:span text:style-name="T41">a</text:span>);</text:p>
      <text:p text:style-name="P34">} </text:p>
      <text:p text:style-name="P20"/>
      <text:p text:style-name="P17"/>
      <text:list xml:id="list95842807058722" text:continue-numbering="true" text:style-name="L5">
        <text:list-item>
          <text:p text:style-name="P89">Compilar y ejecutar. ¿Cual es el resultado? ¿Es el esperado? Explicar</text:p>
        </text:list-item>
        <text:list-item>
          <text:p text:style-name="P92">Si modificamos una variable dentro de una función ¿Se modifica la misma variable fuera de la función?</text:p>
        </text:list-item>
        <text:list-item>
          <text:p text:style-name="P92">Cuando pasamos una variable a una función ¿la función recibe una copia del valor? ¿la función recibe la variable que le hemos pasado?</text:p>
          <text:p text:style-name="P93"/>
        </text:list-item>
      </text:list>
      <text:p text:style-name="P6"/>
      <text:p text:style-name="P4"><text:span text:style-name="T38">6</text:span>) <text:span text:style-name="T14">Punteros</text:span></text:p>
      <text:p text:style-name="P4"/>
      <text:list xml:id="list95843469184490" text:continue-numbering="true" text:style-name="L5">
        <text:list-item>
          <text:p text:style-name="P108">Un puntero es una variable que contiene la dirección de otra variable. Por ejemplo, un puntero a entero es una variable que se utiliza para guardar la dirección <text:span text:style-name="T46">(localización en memoria)</text:span> de una variable tipo int. </text:p>
        </text:list-item>
        <text:list-item>
          <text:p text:style-name="P109">Declaración: <text:tab/></text:p>
        </text:list-item>
      </text:list>
      <text:p text:style-name="P50">int *p_<text:span text:style-name="T43">i</text:span>nt; // declaración de un puntero a entero llamado “p_<text:span text:style-name="T43">i</text:span>nt” </text:p>
      <text:list xml:id="list95842309921998" text:continue-numbering="true" text:style-name="L5">
        <text:list-item>
          <text:list>
            <text:list-item>
              <text:list>
                <text:list-item>
                  <text:list>
                    <text:list-item>
                      <text:list>
                        <text:list-header>
                          <text:p text:style-name="P118">char *p_<text:span text:style-name="T43">char</text:span>; // declaración de un puntero a char llamado “p_<text:span text:style-name="T43">char</text:span>” </text:p>
                          <text:p text:style-name="P118">float *p_<text:span text:style-name="T43">float</text:span>; // declaración de un puntero a float llamado “p_<text:span text:style-name="T43">float</text:span>”</text:p>
                          <text:p text:style-name="P118">// Estas declaraciones reservan espacio para un puntero, pero no inicializan el puntero, es decir, están apuntando a cualquier parte. </text:p>
                        </text:list-header>
                      </text:list>
                    </text:list-item>
                  </text:list>
                </text:list-item>
              </text:list>
            </text:list-item>
          </text:list>
        </text:list-item>
        <text:list-item>
          <text:p text:style-name="P110">Operadores <text:span text:style-name="T46">(</text:span><text:span text:style-name="T33">NOTA: los operadores tienen distinto significado en la declaración de una variable y dentro del código cuando se utilizan</text:span><text:span text:style-name="T46">)</text:span>:</text:p>
          <text:list>
            <text:list-item>
              <text:p text:style-name="P111"><text:soft-page-break/>Operador de indirección (“contenido de” o “lo apuntado por”): <text:s/>‘*’ Situado a la izquierda de una variable devuelve el contenido de la dirección a la que apunta (o que contiene) el puntero.</text:p>
            </text:list-item>
            <text:list-item>
              <text:p text:style-name="P111">Operador “dirección de”: &amp; situado a la izquierda de una variable devuelve su dirección (donde está guardada en memoria o en qué posición o dirección de memoria está guardada).</text:p>
              <text:p text:style-name="P111"/>
            </text:list-item>
          </text:list>
        </text:list-item>
        <text:list-item>
          <text:p text:style-name="P111">NOTA: Las direcciones de memoria de una variable (en realidad de cualquier cosa que se guarde en memoria) <text:s/>tienen un tamaño igual al ancho del bus del microprocesador. Cuando se habla de un sistema operativo de 32 o 64 bits quiere decir que sus direcciones ocupan (o que son capaces de direccionar) respectivamente 32 o 64 bits. </text:p>
          <text:p text:style-name="P111"/>
        </text:list-item>
        <text:list-item>
          <text:p text:style-name="P76">Crear un fichero p<text:span text:style-name="T47">32</text:span>.c <text:span text:style-name="T39">con el siguiente contenido:</text:span></text:p>
        </text:list-item>
      </text:list>
      <text:p text:style-name="P22">:</text:p>
      <text:p text:style-name="P35">void main(void)</text:p>
      <text:p text:style-name="P35">{</text:p>
      <text:p text:style-name="P47">int *punt; //puntero a entero sin inicializar llamado punt</text:p>
      <text:p text:style-name="P47">int x; // variable entera llamada x</text:p>
      <text:p text:style-name="P47">int y; // variable entera llamada y</text:p>
      <text:p text:style-name="P47"/>
      <text:p text:style-name="P47">punt=&amp;x; // Escribimos en punt la dirección de x, es decir, punt “apunta” a x.</text:p>
      <text:p text:style-name="P47">*punt=4; //Escribimos un 4 en donde apunta punt, es decir, escribimos un 4 en x.</text:p>
      <text:p text:style-name="P47">punt=&amp;y;// Escribimos en punt la dirección de y, es decir, punt “apunta” a y.</text:p>
      <text:p text:style-name="P47">*punt=8; //Escribimos un 8 en donde apunta punt, es decir, escribimos un 8 en y.</text:p>
      <text:p text:style-name="P47"/>
      <text:p text:style-name="P47">printf(“%d, %d”,x,y); // ¿qué imprime este printf?</text:p>
      <text:p text:style-name="P38">}</text:p>
      <text:list xml:id="list2516949213352787327" text:style-name="L9">
        <text:list-item>
          <text:p text:style-name="P90">Compilar y ejecutar. ¿Cual es el resultado? ¿Es el esperado? Explicar</text:p>
          <text:p text:style-name="P90"/>
        </text:list-item>
        <text:list-item>
          <text:p text:style-name="P112"><text:span text:style-name="T39">R</text:span>elación entre punteros y arrays: <text:span text:style-name="T48">El nombre de un array es la dirección del primer elemento del array→X[i] = *(X+i).</text:span></text:p>
          <text:p text:style-name="P112"/>
        </text:list-item>
        <text:list-item>
          <text:p text:style-name="P77">Crear un fichero p<text:span text:style-name="T47">33</text:span>.c <text:span text:style-name="T39">con el siguiente contenido:</text:span></text:p>
        </text:list-item>
      </text:list>
      <text:p text:style-name="P39">:</text:p>
      <text:p text:style-name="P36">void main(void)</text:p>
      <text:p text:style-name="P36">{</text:p>
      <text:p text:style-name="P48">int array[7];</text:p>
      <text:p text:style-name="P48">int *p;</text:p>
      <text:p text:style-name="P48">p=&amp;array[0]; // Es lo mismo que p=array;</text:p>
      <text:p text:style-name="P48">*p=5;// <text:s/>p[0]=5;</text:p>
      <text:p text:style-name="P48">*(p+2)=<text:span text:style-name="T58">1</text:span>5;// p[2]=<text:span text:style-name="T58">1</text:span>5;</text:p>
      <text:p text:style-name="P49">printf(“\n%d %d\n”, array[0], array[2]);</text:p>
      <text:p text:style-name="P39">}</text:p>
      <text:list xml:id="list1351184991210546093" text:style-name="L10">
        <text:list-item>
          <text:p text:style-name="P91">Compilar y ejecutar. ¿Cual es el resultado? ¿Es el esperado? Explicar</text:p>
        </text:list-item>
      </text:list>
      <text:p text:style-name="P21"/>
      <text:p text:style-name="P5"><text:span text:style-name="T15">6</text:span>) <text:span text:style-name="T15">Estructuras</text:span></text:p>
      <text:p text:style-name="P5"/>
      <text:list xml:id="list6002778830323263628" text:style-name="L11">
        <text:list-item>
          <text:p text:style-name="P65">Un registro o estructura es una variable que sirve para guardar un grupo de datos de distintos tipos. Los arrays sirven para guardar grupos de datos del mismo tipo, por ejemplo 5 números reales, pero si queremos guardar en una misma variable, un número real, un número entero, y un carácter, entonces tendremos que crear una estructura, es decir, un nuevo tipo de variable capaz de guardar estos tres datos.</text:p>
        </text:list-item>
        <text:list-item>
          <text:p text:style-name="P66">Ejemplo: Estructura para guardar una cadena de caracteres (nombre), un número entero (expediente) y un float (nota).</text:p>
        </text:list-item>
        <text:list-item>
          <text:p text:style-name="P66">Definición de la estructura:</text:p>
        </text:list-item>
      </text:list>
      <text:p text:style-name="P40">struct alumno{</text:p>
      <text:p text:style-name="P40">char nombre[50]; //campo “nombre”, estructura “alumno”.</text:p>
      <text:p text:style-name="P40">int expediente; //campo “expediente”, estructura “alumno”.</text:p>
      <text:p text:style-name="P40">float nota; //campo “nota”, estructura “alumno”.</text:p>
      <text:p text:style-name="P40">};</text:p>
      <text:list xml:id="list95843890338483" text:continue-numbering="true" text:style-name="L11">
        <text:list-item>
          <text:p text:style-name="P66">Declaración de una variable de este tipo:</text:p>
        </text:list-item>
      </text:list>
      <text:p text:style-name="P40">struct alumno primerAlumno;</text:p>
      <text:list xml:id="list95843756346937" text:continue-numbering="true" text:style-name="L11">
        <text:list-item>
          <text:p text:style-name="P66"><text:soft-page-break/>Declaración de un array de este tipo:</text:p>
        </text:list-item>
      </text:list>
      <text:p text:style-name="P40">struct alumno clase[10];</text:p>
      <text:list xml:id="list95843660481065" text:continue-numbering="true" text:style-name="L11">
        <text:list-item>
          <text:p text:style-name="P66">Acceso a un campo de una estructura aislada: (operador “.”)</text:p>
        </text:list-item>
      </text:list>
      <text:p text:style-name="P40">primerAlumno.expediente=<text:span text:style-name="T56">22</text:span>; //ejemplo de acceso al campo expediente</text:p>
      <text:p text:style-name="P40">printf(“El expediente del alumno es: %d”, primerAlumno.expediente); //ejemplo de acceso al campo expediente</text:p>
      <text:list xml:id="list95842237978548" text:continue-numbering="true" text:style-name="L11">
        <text:list-item>
          <text:p text:style-name="P66">Acceso a un campo de una estructura situada en la posición N de un array de estructuras: (operador “.”)</text:p>
        </text:list-item>
      </text:list>
      <text:p text:style-name="P40"><text:span text:style-name="T57">clase</text:span>[N].<text:span text:style-name="T49">expediente</text:span>=<text:span text:style-name="T56">22</text:span>;</text:p>
      <text:p text:style-name="P40">printf(“<text:span text:style-name="T49">El expediente</text:span> del <text:span text:style-name="T49">alumno</text:span> es: %<text:span text:style-name="T49">d</text:span>”, <text:span text:style-name="T49">clase</text:span>[N].<text:span text:style-name="T49">expediente</text:span>);</text:p>
      <text:list xml:id="list95843886990359" text:continue-numbering="true" text:style-name="L11">
        <text:list-item>
          <text:p text:style-name="P66">Acceso a un campo de una estructura apuntada por un puntero: (operador “-&gt;”)</text:p>
        </text:list-item>
      </text:list>
      <text:p text:style-name="P40">struct <text:span text:style-name="T49">alumno</text:span> *p_a<text:span text:style-name="T49">lumno</text:span>;//declaración del puntero</text:p>
      <text:p text:style-name="P41">p_a<text:span text:style-name="T49">lumno</text:span>=&amp;<text:span text:style-name="T59">primerAlumno</text:span>; //apunta a una estructura</text:p>
      <text:p text:style-name="P41">p_a<text:span text:style-name="T49">lumno</text:span>-&gt;<text:span text:style-name="T49">expediente</text:span>=<text:span text:style-name="T56">22</text:span>; //ejemplo de acceso al campo <text:span text:style-name="T49">expediente</text:span></text:p>
      <text:p text:style-name="P41">printf(“<text:span text:style-name="T49">El expediente</text:span> del <text:span text:style-name="T49">alumno</text:span> es: %<text:span text:style-name="T49">d</text:span>”, p_a<text:span text:style-name="T49">lumno</text:span>-&gt;<text:span text:style-name="T49">expediente</text:span>)</text:p>
      <text:p text:style-name="P40">//ejemplo de acceso al campo <text:span text:style-name="T49">expediente</text:span></text:p>
      <text:p text:style-name="P5"/>
      <text:list xml:id="list95843816134149" text:continue-list="list95842309921998" text:style-name="L5">
        <text:list-item>
          <text:p text:style-name="P94">p34.c :Crear un programa que pida al usuario los nombres, número de expediente y nota de 10 alunos. Posteriormente le presentará un menú que le permita: 1. Listar los nombres de los alumnos; 2. Listar los números de expediente; 3. Listar las notas. </text:p>
        </text:list-item>
      </text:list>
      <text:p text:style-name="P16"/>
      <text:p text:style-name="P4"><text:span text:style-name="T52">7</text:span>) <text:span text:style-name="T14">El depurador</text:span></text:p>
      <text:p text:style-name="P4"/>
      <text:list xml:id="list95843446274747" text:continue-numbering="true" text:style-name="L5">
        <text:list-item>
          <text:p text:style-name="P98"><text:span text:style-name="T22">Un </text:span><text:span text:style-name="T25">depurador</text:span><text:span text:style-name="T22"> (en inglés, </text:span><text:span text:style-name="T25">debugger</text:span><text:span text:style-name="T22">), es un </text:span><text:a xlink:type="simple" xlink:href="https://es.wikipedia.org/wiki/Programa_de_computadora" text:style-name="Internet_20_link" text:visited-style-name="Visited_20_Internet_20_Link"><text:span text:style-name="T27">programa</text:span></text:a> <text:span text:style-name="T22">usado para probar y </text:span><text:a xlink:type="simple" xlink:href="https://es.wikipedia.org/wiki/Depuración_de_programas" text:style-name="Internet_20_link" text:visited-style-name="Visited_20_Internet_20_Link"><text:span text:style-name="T27">depurar</text:span></text:a><text:span text:style-name="T26"> </text:span><text:span text:style-name="T22">(eliminar) los </text:span><text:a xlink:type="simple" xlink:href="https://es.wikipedia.org/wiki/Error_de_software" text:style-name="Internet_20_link" text:visited-style-name="Visited_20_Internet_20_Link"><text:span text:style-name="T26">errores</text:span></text:a><text:span text:style-name="T22"> de otros programas (el programa "objetivo") </text:span><text:span text:style-name="T23">(Wikipedia)</text:span><text:span text:style-name="T22">. </text:span></text:p>
        </text:list-item>
        <text:list-item>
          <text:p text:style-name="P122"><text:span text:style-name="T22">M</text:span><text:span text:style-name="T18">uchos entornos de desarrollo integrados (IDEs) incorporan su propio depurador que permite parar el programa en un punto (break point) consultar o cambiar el valor de las variables, entrar en las funciones, etc.</text:span></text:p>
        </text:list-item>
        <text:list-item>
          <text:p text:style-name="P113">En esta asignatura no se utilizará ningún IDE para asegurar la adquisición de los conceptos básicos.</text:p>
        </text:list-item>
        <text:list-item>
          <text:p text:style-name="P122"><text:span text:style-name="T18">Sin embargo se utilizará el depurador ddd </text:span><text:span text:style-name="T24">que es una interfaz gráfica para gdb</text:span><text:span text:style-name="T18">.</text:span></text:p>
        </text:list-item>
        <text:list-item>
          <text:p text:style-name="P114">Para que el depurador pueda interpretar la información dentro de un programa hay que compilar con la opción de depuración. En nuestro caso esto se hace añadiendo -g en la compilación.</text:p>
        </text:list-item>
        <text:list-item>
          <text:p text:style-name="P115">En el curso se verán ddd y Nemiver.</text:p>
        </text:list-item>
      </text:list>
      <text:p text:style-name="P11"/>
      <text:p text:style-name="P12">8) Generación de errores en tiempo de ejecución (violaciones de segmento)</text:p>
      <text:p text:style-name="P12"/>
      <text:list xml:id="list95842776832850" text:continue-numbering="true" text:style-name="L5">
        <text:list-item>
          <text:p text:style-name="P116"><text:span text:style-name="T54">Un</text:span>a violación de segmento (segmentation fault o core dumped) es un intento de acceso (lectura o escritura) a una zona no permitida de memoria o una operación errónea (dividir por cero).</text:p>
        </text:list-item>
        <text:list-item>
          <text:p text:style-name="P116">Cuando se produce una violación de segmento las causas más probables son:</text:p>
          <text:p text:style-name="P116"/>
        </text:list-item>
      </text:list>
      <text:list xml:id="list1106340676654337169" text:style-name="L12">
        <text:list-item>
          <text:list>
            <text:list-item>
              <text:p text:style-name="P117">Utilización de un puntero que está apuntando a NULL.</text:p>
            </text:list-item>
            <text:list-item>
              <text:p text:style-name="P117">Utilización de un puntero que está apuntando a una zona no reservada.</text:p>
            </text:list-item>
            <text:list-item>
              <text:p text:style-name="P117">Lectura/Escritura fuera de los límites de un array.</text:p>
            </text:list-item>
          </text:list>
        </text:list-item>
      </text:list>
      <text:p text:style-name="P12"/>
      <text:list xml:id="list95842558247370" text:continue-list="list95842776832850" text:style-name="L5">
        <text:list-item>
          <text:p text:style-name="P95">p3<text:span text:style-name="T53">5</text:span>.c :Crear un programa que <text:span text:style-name="T53">declare un puntero a NULL de cualquier tipo e intentar leer o escribir en la dirección a la que apunta</text:span>. <text:span text:style-name="T53">¿Qué ocurre? ¿siempre se produce el error?</text:span></text:p>
        </text:list-item>
        <text:list-item>
          <text:p text:style-name="P95"><text:span text:style-name="T53">p36.c : Crear un programa que declare un array de enteros de tamaño 5. Imprimir su contenido en un bucle for hasta 10. ¿Viola? ¿En el mismo sitio?. Repetir con 100, 500, 10000 iteraciones.</text:span> <text:span text:style-name="T53"><text:s/>¿Viola? ¿En el mismo sitio?</text:span></text:p>
        </text:list-item>
        <text:list-item>
          <text:p text:style-name="P95">p3<text:span text:style-name="T53">7</text:span>.c :Crear un programa que <text:span text:style-name="T53">realice una división por cero</text:span>. <text:span text:style-name="T53">¿Qué ocurre? ¿siempre se produce el error? Probar con distintos tipos de datos (int, float, double) ¿siempre ocurre lo mism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6:51:17.187282499</meta:creation-date>
    <dc:date>2018-01-17T09:58:41.685205936</dc:date>
    <meta:editing-duration>PT6H36M14S</meta:editing-duration>
    <meta:editing-cycles>45</meta:editing-cycles>
    <meta:generator>LibreOffice/5.1.6.2$Linux_X86_64 LibreOffice_project/10m0$Build-2</meta:generator>
    <meta:document-statistic meta:table-count="0" meta:image-count="0" meta:object-count="0" meta:page-count="8" meta:paragraph-count="328" meta:word-count="3770" meta:character-count="22484" meta:non-whitespace-character-count="18484"/>
  </office:meta>
</office:document-meta>
</file>